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0000000400762F1616F1E6821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微软雅黑" svg:font-family="微软雅黑"/>
    <style:font-face style:name="华文黑体1" svg:font-family="华文黑体" style:font-family-generic="modern"/>
    <style:font-face style:name="FreeSans1"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FreeSans" svg:font-family="FreeSans" style:font-family-generic="system" style:font-pitch="variable"/>
    <style:font-face style:name="华文黑体" svg:font-family="华文黑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53cm" draw:stroke-linejoin="round" draw:fill="solid" draw:fill-color="#e4e6ea"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solid" svg:stroke-width="0.159cm" svg:stroke-color="#ffffff" draw:stroke-linejoin="round" draw:fill="solid" draw:fill-color="#ffffff" draw:textarea-horizontal-align="center" draw:textarea-vertical-align="middle" draw:auto-grow-height="false" draw:fit-to-size="shrink-to-fit" style:shrink-to-fit="true" fo:min-height="0cm" fo:min-width="0cm" fo:padding-top="0.13cm" fo:padding-bottom="0.13cm" fo:padding-left="0.25cm" fo:padding-right="0.25cm" fo:wrap-option="no-wrap"/>
    </style:style>
    <style:style style:name="gr3" style:family="graphic" style:parent-style-name="standard">
      <style:graphic-properties draw:stroke="none" svg:stroke-width="0cm" draw:fill="none" draw:textarea-vertical-align="bottom" draw:auto-grow-height="false" draw:fit-to-size="shrink-to-fit" style:shrink-to-fit="true" fo:min-height="0cm" fo:min-width="0cm" fo:padding-top="0.13cm" fo:padding-bottom="0.13cm" fo:padding-left="0.25cm" fo:padding-right="0.25cm" fo:wrap-option="no-wrap"/>
    </style:style>
    <style:style style:name="gr4" style:family="graphic" style:parent-style-name="standard">
      <style:graphic-properties draw:stroke="none" svg:stroke-width="0cm" draw:fill="none" draw:textarea-vertical-align="middle" draw:auto-grow-height="false" draw:fit-to-size="shrink-to-fit" style:shrink-to-fit="true" fo:min-height="0cm" fo:min-width="0cm" fo:padding-top="0.13cm" fo:padding-bottom="0.13cm" fo:padding-left="0.25cm" fo:padding-right="0.25cm" fo:wrap-option="no-wrap"/>
    </style:style>
    <style:style style:name="gr5" style:family="graphic" style:parent-style-name="standard">
      <style:graphic-properties draw:stroke="none" svg:stroke-width="0cm" draw:fill="solid" draw:fill-color="#778495"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color="#000000" draw:fill="none" draw:fill-color="#ffffff" draw:auto-grow-height="true" draw:auto-grow-width="false" fo:max-height="0cm" fo:min-height="1.357cm"/>
    </style:style>
    <style:style style:name="gr7" style:family="graphic">
      <style:graphic-properties style:protect="size"/>
    </style:style>
    <style:style style:name="gr8" style:family="graphic" style:parent-style-name="standard">
      <style:graphic-properties draw:stroke="none" svg:stroke-width="0cm" draw:fill="solid" draw:fill-color="#e4e6ea" draw:textarea-vertical-align="top" draw:auto-grow-height="false" draw:fit-to-size="false" style:shrink-to-fit="false" fo:min-height="0cm" fo:min-width="0cm" fo:padding-top="0.127cm" fo:padding-bottom="0.127cm" fo:padding-left="0.254cm" fo:padding-right="0.254cm" fo:wrap-option="wrap"/>
    </style:style>
    <style:style style:name="gr9" style:family="graphic" style:parent-style-name="standard">
      <style:graphic-properties draw:stroke="none" svg:stroke-width="0.035cm" draw:stroke-linejoin="miter" draw:fill="solid" draw:fill-color="#a78343" draw:textarea-vertical-align="top" draw:auto-grow-height="false" draw:fit-to-size="false" style:shrink-to-fit="false" fo:min-height="0cm" fo:min-width="0cm" fo:padding-top="0.127cm" fo:padding-bottom="0.127cm" fo:padding-left="0.127cm" fo:padding-right="0.127cm" fo:wrap-option="wrap"/>
    </style:style>
    <style:style style:name="gr1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bottom" draw:auto-grow-height="false" draw:fit-to-size="shrink-to-fit" style:shrink-to-fit="true" fo:min-height="0cm" fo:min-width="0cm" fo:padding-top="0.127cm" fo:padding-bottom="0.127cm" fo:padding-left="0.254cm" fo:padding-right="0.254cm" fo:wrap-option="wrap"/>
    </style:style>
    <style:style style:name="pr1" style:family="presentation" style:parent-style-name="空白-notes">
      <style:graphic-properties draw:fill-color="#ffffff" fo:min-height="12.572cm"/>
    </style:style>
    <style:style style:name="pr2" style:family="presentation" style:parent-style-name="仅标题-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3" style:family="presentation" style:parent-style-name="仅标题-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4" style:family="presentation" style:parent-style-name="仅标题-notes">
      <style:graphic-properties draw:fill-color="#ffffff" fo:min-height="12.572cm"/>
    </style:style>
    <style:style style:name="P1" style:family="paragraph">
      <loext:graphic-properties draw:fill="solid" draw:fill-color="#e4e6ea"/>
      <style:paragraph-properties fo:text-align="start" style:font-independent-line-spacing="true"/>
      <style:text-properties fo:font-size="18pt"/>
    </style:style>
    <style:style style:name="P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 style:family="paragraph">
      <loext:graphic-properties draw:fill="solid" draw:fill-color="#ffffff"/>
      <style:paragraph-properties fo:text-align="start" style:font-independent-line-spacing="true"/>
      <style:text-properties fo:font-size="18pt"/>
    </style:style>
    <style:style style:name="P4" style:family="paragraph">
      <style:paragraph-properties fo:margin-left="0cm" fo:margin-right="0cm" fo:margin-top="0cm" fo:margin-bottom="0cm" fo:line-height="100%" fo:text-align="end" fo:text-indent="0cm" style:punctuation-wrap="hanging" style:writing-mode="lr-tb"/>
      <style:text-properties fo:hyphenate="false"/>
    </style:style>
    <style:style style:name="P5" style:family="paragraph">
      <loext:graphic-properties draw:fill="none"/>
      <style:paragraph-properties fo:text-align="start" style:font-independent-line-spacing="true"/>
      <style:text-properties fo:font-size="18pt"/>
    </style:style>
    <style:style style:name="P6"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7" style:family="paragraph">
      <loext:graphic-properties draw:fill="solid" draw:fill-color="#778495"/>
      <style:paragraph-properties fo:text-align="start" style:font-independent-line-spacing="true"/>
      <style:text-properties fo:font-size="18pt"/>
    </style:style>
    <style:style style:name="P8" style:family="paragraph">
      <loext:graphic-properties draw:fill="none" draw:fill-color="#ffffff"/>
    </style:style>
    <style:style style:name="P9" style:family="paragraph">
      <loext:graphic-properties draw:fill-color="#ffffff"/>
    </style:style>
    <style:style style:name="P10" style:family="paragraph">
      <style:paragraph-properties fo:margin-top="0cm" fo:margin-bottom="0cm" fo:line-height="90%" fo:text-align="start"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28pt"/>
    </style:style>
    <style:style style:name="P12"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P13" style:family="paragraph">
      <loext:graphic-properties draw:fill="none" draw:fill-color="#ffffff"/>
      <style:paragraph-properties fo:text-align="start" style:font-independent-line-spacing="true"/>
      <style:text-properties fo:font-size="10pt" style:font-size-asian="14pt" style:font-size-complex="14pt"/>
    </style:style>
    <style:style style:name="P14" style:family="paragraph">
      <loext:graphic-properties draw:fill="solid" draw:fill-color="#a78343"/>
      <style:paragraph-properties fo:text-align="start" style:font-independent-line-spacing="true"/>
      <style:text-properties fo:font-size="18pt"/>
    </style:style>
    <style:style style:name="P1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6" style:family="paragraph">
      <style:paragraph-properties fo:margin-left="0cm" fo:margin-right="0cm" fo:margin-top="0cm" fo:margin-bottom="0cm" fo:line-height="100%" fo:text-align="start" fo:text-indent="0cm" style:punctuation-wrap="simple" style:writing-mode="lr-tb"/>
      <style:text-properties fo:hyphenate="false"/>
    </style:style>
    <style:style style:name="P17" style:family="paragraph">
      <style:paragraph-properties fo:margin-left="0cm" fo:margin-right="0cm" fo:margin-top="0cm" fo:margin-bottom="0cm" fo:line-height="90%" fo:text-align="start" fo:text-indent="0cm" style:punctuation-wrap="hanging" style:writing-mode="lr-tb"/>
      <style:text-properties fo:hyphenate="false"/>
    </style:style>
    <style:style style:name="T1" style:family="text">
      <style:text-properties fo:font-variant="normal" fo:text-transform="none" fo:color="#778495" style:text-line-through-style="none" style:text-line-through-type="none" style:text-position="0% 100%" style:font-name="Impact" fo:font-size="28pt" fo:letter-spacing="normal" fo:font-style="normal" style:text-underline-style="none" fo:font-weight="normal" style:font-name-asian="微软雅黑" style:font-size-asian="28pt" style:font-style-asian="normal" style:font-weight-asian="normal" style:font-size-complex="2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name-asian="微软雅黑" style:font-size-asian="16pt" style:font-style-asian="normal" style:font-weight-asian="bold" style:font-size-complex="16pt" style:font-style-complex="normal" style:font-weight-complex="bold"/>
    </style:style>
    <style:style style:name="T3" style:family="text">
      <style:text-properties fo:font-variant="normal" fo:text-transform="none" fo:color="#778495" style:text-line-through-style="none" style:text-line-through-type="none" style:text-position="0% 100%" style:font-name="Arial" fo:font-size="28pt" fo:letter-spacing="0.106cm" fo:font-style="normal" style:text-underline-style="none" fo:font-weight="bold" style:font-name-asian="微软雅黑" style:font-size-asian="28pt" style:font-style-asian="normal" style:font-weight-asian="bold" style:font-size-complex="28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微软雅黑" style:font-size-asian="28pt" style:font-style-asian="normal" style:font-weight-asian="bold" style:font-size-complex="28pt" style:font-style-complex="normal" style:font-weight-complex="bold"/>
    </style:style>
    <style:style style:name="T5" style:family="text">
      <style:text-properties fo:font-variant="normal" fo:text-transform="none" fo:color="#808080" style:text-line-through-style="none" style:text-line-through-type="none" style:text-position="0% 100%" style:font-name="Arial" fo:font-size="10pt" fo:letter-spacing="normal" fo:font-style="normal" style:text-underline-style="none" fo:font-weight="normal" style:font-name-asian="微软雅黑" style:font-size-asian="10pt" style:font-style-asian="normal" style:font-weight-asian="normal" style:font-size-complex="1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iberation Sans" fo:font-size="18pt" fo:letter-spacing="normal" fo:font-style="normal" style:text-underline-style="none" fo:font-weight="normal" style:font-name-asian="华文黑体1" style:font-size-asian="18pt" style:font-style-asian="normal" style:font-weight-asian="normal" style:font-name-complex="FreeSans1"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iberation Sans" fo:font-size="24pt" fo:letter-spacing="normal" fo:font-style="normal" style:text-underline-style="none" fo:font-weight="normal" style:font-name-asian="华文黑体1" style:font-size-asian="24pt" style:font-style-asian="normal" style:font-weight-asian="normal" style:font-name-complex="FreeSans1"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空白">
        <draw:g draw:name="0cd5ff57-a39c-496a-8f96-726bae8f6252">
          <draw:g draw:name="ïśḻîde">
            <draw:custom-shape draw:name="îsľïde" draw:style-name="gr1" draw:text-style-name="P1" draw:layer="layout" svg:width="0.199cm" svg:height="19.049cm" svg:x="13.632cm" svg:y="0.0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1íḍè" draw:style-name="gr2" draw:text-style-name="P3" draw:layer="layout" svg:width="1.784cm" svg:height="1.784cm" svg:x="12.896cm" svg:y="1.539cm">
              <text:p text:style-name="P2"><text:span text:style-name="T1">0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iṣḷíḍê" draw:style-name="gr2" draw:text-style-name="P3" draw:layer="layout" svg:width="1.784cm" svg:height="1.784cm" svg:x="12.884cm" svg:y="4.94cm">
              <text:p text:style-name="P2"><text:span text:style-name="T1">0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i$lïďè" draw:style-name="gr2" draw:text-style-name="P3" draw:layer="layout" svg:width="1.784cm" svg:height="1.784cm" svg:x="12.839cm" svg:y="8.325cm">
              <text:p text:style-name="P2"><text:span text:style-name="T1">0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î$lïḋè" draw:style-name="gr2" draw:text-style-name="P3" draw:layer="layout" svg:width="1.784cm" svg:height="1.784cm" svg:x="12.903cm" svg:y="12.14cm">
              <text:p text:style-name="P2"><text:span text:style-name="T1">0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ïşḷîḓe" draw:style-name="gr3" draw:text-style-name="P5" draw:layer="layout" svg:width="10.356cm" svg:height="1.058cm" svg:x="2.142cm" svg:y="12.393cm">
            <text:p text:style-name="P4"><text:span text:style-name="T2">愿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š1ïḓê" draw:style-name="gr3" draw:text-style-name="P5" draw:layer="layout" svg:width="10.356cm" svg:height="1.058cm" svg:x="1.951cm" svg:y="8.514cm">
            <text:p text:style-name="P4"><text:span text:style-name="T2">开发计划</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ïṣ1ïḋê" draw:style-name="gr3" draw:text-style-name="P5" draw:layer="layout" svg:width="10.356cm" svg:height="1.058cm" svg:x="2.152cm" svg:y="5.125cm">
            <text:p text:style-name="P4"><text:span text:style-name="T2">问题与解决</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îṥḻïḋè" draw:style-name="gr3" draw:text-style-name="P5" draw:layer="layout" svg:width="10.356cm" svg:height="1.058cm" svg:x="2.142cm" svg:y="1.724cm">
            <text:p text:style-name="P4"><text:span text:style-name="T2">工作</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ïṡlîdè">
            <draw:custom-shape draw:name="íṧľíḋe" draw:style-name="gr4" draw:text-style-name="P5" draw:layer="layout" svg:width="8.949cm" svg:height="1.681cm" svg:x="18.734cm" svg:y="8.665cm">
              <text:p text:style-name="P6"><text:span text:style-name="T3">目录</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í$ľíḓe" draw:style-name="gr5" draw:text-style-name="P7" draw:layer="layout" svg:width="1.872cm" svg:height="1.782cm" svg:x="19.058cm" svg:y="6.921cm">
              <text:p/>
              <draw:enhanced-geometry draw:mirror-horizontal="false" draw:mirror-vertical="false" svg:viewBox="0 0 0 0" drawooo:sub-view-size="3951 3950" draw:text-areas="0 0 ?f138 ?f139" draw:type="ooxml-non-primitive" draw:enhanced-path="M 3556 3950 C 396 3950 396 3950 396 3950 177 3950 0 3773 0 3555 0 1738 0 1738 0 1738 244 1738 244 1738 244 1738 243 2424 238 3318 238 3318 238 3536 494 3713 712 3713 3240 3713 3240 3713 3240 3713 3458 3713 3714 3536 3714 3318 3714 3318 3709 2404 3707 1738 3951 1738 3951 1738 3951 1738 3951 3555 3951 3555 3951 3555 3951 3773 3774 3950 3556 3950 Z M 1186 1733 C 1660 1733 1660 1733 1660 1733 1739 1733 1739 1733 1739 1733 2213 1733 2213 1733 2213 1733 2292 1733 2292 1733 2292 1733 2766 1733 2766 1733 2766 1733 2845 1733 2845 1733 2845 1733 3319 1733 3319 1733 3319 1733 3398 1733 3398 1733 3398 1733 3398 3476 3398 3476 3398 3476 3319 3476 3319 3476 3319 3476 2845 3476 2845 3476 2845 3476 2766 3476 2766 3476 2766 3476 2292 3476 2292 3476 2292 3476 2213 3476 2213 3476 2213 3476 1739 3476 1739 3476 1739 3476 1660 3476 1660 3476 1660 3476 1186 3476 1186 3476 1186 3476 1107 3476 1107 3476 1107 3476 633 3476 633 3476 633 3476 554 3476 554 3476 554 3476 554 1733 554 1733 554 1733 633 1733 633 1733 633 1733 1107 1733 1107 1733 1107 1733 L 1186 1733 Z M 2845 3397 C 3319 3397 3319 3397 3319 3397 3319 2923 3319 2923 3319 2923 2845 2923 2845 2923 2845 2923 L 2845 3397 Z M 2845 2844 C 3319 2844 3319 2844 3319 2844 3319 2370 3319 2370 3319 2370 2845 2370 2845 2370 2845 2370 L 2845 2844 Z M 2845 2291 C 3319 2291 3319 2291 3319 2291 3319 1812 3319 1812 3319 1812 2845 1812 2845 1812 2845 1812 L 2845 2291 Z M 2292 3397 C 2766 3397 2766 3397 2766 3397 2766 2923 2766 2923 2766 2923 2292 2923 2292 2923 2292 2923 L 2292 3397 Z M 2292 2844 C 2766 2844 2766 2844 2766 2844 2766 2370 2766 2370 2766 2370 2292 2370 2292 2370 2292 2370 L 2292 2844 Z M 2292 2291 C 2766 2291 2766 2291 2766 2291 2766 1812 2766 1812 2766 1812 2292 1812 2292 1812 2292 1812 L 2292 2291 Z M 1739 3397 C 2213 3397 2213 3397 2213 3397 2213 2923 2213 2923 2213 2923 1739 2923 1739 2923 1739 2923 L 1739 3397 Z M 1739 2844 C 2213 2844 2213 2844 2213 2844 2213 2370 2213 2370 2213 2370 1739 2370 1739 2370 1739 2370 L 1739 2844 Z M 1739 2291 C 2213 2291 2213 2291 2213 2291 2213 1812 2213 1812 2213 1812 1739 1812 1739 1812 1739 1812 L 1739 2291 Z M 1186 3397 C 1660 3397 1660 3397 1660 3397 1660 2923 1660 2923 1660 2923 1186 2923 1186 2923 1186 2923 L 1186 3397 Z M 1186 2844 C 1660 2844 1660 2844 1660 2844 1660 2370 1660 2370 1660 2370 1186 2370 1186 2370 1186 2370 L 1186 2844 Z M 1186 2291 C 1660 2291 1660 2291 1660 2291 1660 1812 1660 1812 1660 1812 1186 1812 1186 1812 1186 1812 L 1186 2291 Z M 633 3397 C 1107 3397 1107 3397 1107 3397 1107 2923 1107 2923 1107 2923 633 2923 633 2923 633 2923 L 633 3397 Z M 633 2844 C 1107 2844 1107 2844 1107 2844 1107 2370 1107 2370 1107 2370 633 2370 633 2370 633 2370 L 633 2844 Z M 633 2291 C 1107 2291 1107 2291 1107 2291 1107 1812 1107 1812 1107 1812 633 1812 633 1812 633 1812 L 633 2291 Z M 0 711 C 0 493 177 316 396 316 554 316 554 316 554 316 554 1106 554 1106 554 1106 870 1106 858 1106 1186 1106 1186 316 1186 316 1186 316 2766 316 2766 316 2766 316 2766 1106 2766 1106 2766 1106 3070 1106 3070 1106 3398 1106 3398 316 3398 316 3398 316 3556 316 3556 316 3556 316 3774 316 3951 493 3951 711 3951 1580 3951 1580 3951 1580 2260 1580 1897 1580 0 1580 L 0 711 Z M 2845 237 C 2845 106 2951 0 3082 0 3213 0 3319 106 3319 237 3319 1027 3319 1027 3319 1027 3319 1027 3138 1027 2845 1027 2845 891 2845 237 2845 237 Z M 633 237 C 633 106 739 0 870 0 1001 0 1107 106 1107 237 1107 1027 1107 1027 1107 1027 1107 1027 847 1027 633 1027 633 1072 633 237 633 237 Z N">
                <draw:equation draw:name="f0" draw:formula="0*logwidth/3951"/>
                <draw:equation draw:name="f1" draw:formula="1583116*logheight/3950"/>
                <draw:equation draw:name="f2" draw:formula="108452*logwidth/3951"/>
                <draw:equation draw:name="f3" draw:formula="1477575*logheight/3950"/>
                <draw:equation draw:name="f4" draw:formula="1692401*logwidth/3951"/>
                <draw:equation draw:name="f5" draw:formula="1477575*logheight/3950"/>
                <draw:equation draw:name="f6" draw:formula="1800397*logwidth/3951"/>
                <draw:equation draw:name="f7" draw:formula="1583116*logheight/3950"/>
                <draw:equation draw:name="f8" draw:formula="756431*logwidth/3951"/>
                <draw:equation draw:name="f9" draw:formula="771741*logheight/3950"/>
                <draw:equation draw:name="f10" draw:formula="1044422*logwidth/3951"/>
                <draw:equation draw:name="f11" draw:formula="771741*logheight/3950"/>
                <draw:equation draw:name="f12" draw:formula="1512406*logwidth/3951"/>
                <draw:equation draw:name="f13" draw:formula="771741*logheight/3950"/>
                <draw:equation draw:name="f14" draw:formula="1512406*logwidth/3951"/>
                <draw:equation draw:name="f15" draw:formula="1547936*logheight/3950"/>
                <draw:equation draw:name="f16" draw:formula="1044422*logwidth/3951"/>
                <draw:equation draw:name="f17" draw:formula="1547936*logheight/3950"/>
                <draw:equation draw:name="f18" draw:formula="756431*logwidth/3951"/>
                <draw:equation draw:name="f19" draw:formula="1547936*logheight/3950"/>
                <draw:equation draw:name="f20" draw:formula="288446*logwidth/3951"/>
                <draw:equation draw:name="f21" draw:formula="1547936*logheight/3950"/>
                <draw:equation draw:name="f22" draw:formula="288446*logwidth/3951"/>
                <draw:equation draw:name="f23" draw:formula="771741*logheight/3950"/>
                <draw:equation draw:name="f24" draw:formula="1296413*logwidth/3951"/>
                <draw:equation draw:name="f25" draw:formula="1512755*logheight/3950"/>
                <draw:equation draw:name="f26" draw:formula="1296413*logwidth/3951"/>
                <draw:equation draw:name="f27" draw:formula="1301673*logheight/3950"/>
                <draw:equation draw:name="f28" draw:formula="1512406*logwidth/3951"/>
                <draw:equation draw:name="f29" draw:formula="1266493*logheight/3950"/>
                <draw:equation draw:name="f30" draw:formula="1296413*logwidth/3951"/>
                <draw:equation draw:name="f31" draw:formula="1266493*logheight/3950"/>
                <draw:equation draw:name="f32" draw:formula="1512406*logwidth/3951"/>
                <draw:equation draw:name="f33" draw:formula="806922*logheight/3950"/>
                <draw:equation draw:name="f34" draw:formula="1044422*logwidth/3951"/>
                <draw:equation draw:name="f35" draw:formula="1512755*logheight/3950"/>
                <draw:equation draw:name="f36" draw:formula="1044422*logwidth/3951"/>
                <draw:equation draw:name="f37" draw:formula="1301673*logheight/3950"/>
                <draw:equation draw:name="f38" draw:formula="1260415*logwidth/3951"/>
                <draw:equation draw:name="f39" draw:formula="1266493*logheight/3950"/>
                <draw:equation draw:name="f40" draw:formula="1044422*logwidth/3951"/>
                <draw:equation draw:name="f41" draw:formula="1266493*logheight/3950"/>
                <draw:equation draw:name="f42" draw:formula="1260415*logwidth/3951"/>
                <draw:equation draw:name="f43" draw:formula="806922*logheight/3950"/>
                <draw:equation draw:name="f44" draw:formula="792430*logwidth/3951"/>
                <draw:equation draw:name="f45" draw:formula="1512755*logheight/3950"/>
                <draw:equation draw:name="f46" draw:formula="792430*logwidth/3951"/>
                <draw:equation draw:name="f47" draw:formula="1301673*logheight/3950"/>
                <draw:equation draw:name="f48" draw:formula="1008423*logwidth/3951"/>
                <draw:equation draw:name="f49" draw:formula="1266493*logheight/3950"/>
                <draw:equation draw:name="f50" draw:formula="792430*logwidth/3951"/>
                <draw:equation draw:name="f51" draw:formula="1266493*logheight/3950"/>
                <draw:equation draw:name="f52" draw:formula="1008423*logwidth/3951"/>
                <draw:equation draw:name="f53" draw:formula="806922*logheight/3950"/>
                <draw:equation draw:name="f54" draw:formula="540438*logwidth/3951"/>
                <draw:equation draw:name="f55" draw:formula="1512755*logheight/3950"/>
                <draw:equation draw:name="f56" draw:formula="540438*logwidth/3951"/>
                <draw:equation draw:name="f57" draw:formula="1301673*logheight/3950"/>
                <draw:equation draw:name="f58" draw:formula="756431*logwidth/3951"/>
                <draw:equation draw:name="f59" draw:formula="1266493*logheight/3950"/>
                <draw:equation draw:name="f60" draw:formula="540438*logwidth/3951"/>
                <draw:equation draw:name="f61" draw:formula="1266493*logheight/3950"/>
                <draw:equation draw:name="f62" draw:formula="756431*logwidth/3951"/>
                <draw:equation draw:name="f63" draw:formula="806922*logheight/3950"/>
                <draw:equation draw:name="f64" draw:formula="288446*logwidth/3951"/>
                <draw:equation draw:name="f65" draw:formula="1512755*logheight/3950"/>
                <draw:equation draw:name="f66" draw:formula="288446*logwidth/3951"/>
                <draw:equation draw:name="f67" draw:formula="1301673*logheight/3950"/>
                <draw:equation draw:name="f68" draw:formula="504439*logwidth/3951"/>
                <draw:equation draw:name="f69" draw:formula="1266493*logheight/3950"/>
                <draw:equation draw:name="f70" draw:formula="288446*logwidth/3951"/>
                <draw:equation draw:name="f71" draw:formula="1266493*logheight/3950"/>
                <draw:equation draw:name="f72" draw:formula="504439*logwidth/3951"/>
                <draw:equation draw:name="f73" draw:formula="806922*logheight/3950"/>
                <draw:equation draw:name="f74" draw:formula="0*logwidth/3951"/>
                <draw:equation draw:name="f75" draw:formula="316623*logheight/3950"/>
                <draw:equation draw:name="f76" draw:formula="252447*logwidth/3951"/>
                <draw:equation draw:name="f77" draw:formula="492525*logheight/3950"/>
                <draw:equation draw:name="f78" draw:formula="1260415*logwidth/3951"/>
                <draw:equation draw:name="f79" draw:formula="140721*logheight/3950"/>
                <draw:equation draw:name="f80" draw:formula="1548405*logwidth/3951"/>
                <draw:equation draw:name="f81" draw:formula="140721*logheight/3950"/>
                <draw:equation draw:name="f82" draw:formula="1800397*logwidth/3951"/>
                <draw:equation draw:name="f83" draw:formula="703607*logheight/3950"/>
                <draw:equation draw:name="f84" draw:formula="1296413*logwidth/3951"/>
                <draw:equation draw:name="f85" draw:formula="105541*logheight/3950"/>
                <draw:equation draw:name="f86" draw:formula="1512406*logwidth/3951"/>
                <draw:equation draw:name="f87" draw:formula="457345*logheight/3950"/>
                <draw:equation draw:name="f88" draw:formula="288446*logwidth/3951"/>
                <draw:equation draw:name="f89" draw:formula="105541*logheight/3950"/>
                <draw:equation draw:name="f90" draw:formula="504439*logwidth/3951"/>
                <draw:equation draw:name="f91" draw:formula="457345*logheight/3950"/>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logwidth"/>
                <draw:equation draw:name="f139" draw:formula="logheight"/>
              </draw:enhanced-geometry>
            </draw:custom-shape>
          </draw:g>
        </draw:g>
        <draw:custom-shape draw:name="î$lïḋè" draw:style-name="gr2" draw:text-style-name="P3" draw:layer="layout" svg:width="1.784cm" svg:height="1.784cm" svg:x="12.884cm" svg:y="15.634cm">
          <text:p text:style-name="P2"><text:span text:style-name="T1">0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ïşḷîḓe" draw:style-name="gr3" draw:text-style-name="P5" draw:layer="layout" svg:width="10.356cm" svg:height="1.058cm" svg:x="2.152cm" svg:y="15.888cm">
          <text:p text:style-name="P4"><text:span text:style-name="T2">自我评价</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7.4cm" svg:height="1.607cm" svg:x="23cm" svg:y="8.2cm">
          <draw:text-box>
            <text:p>小组成员：杜虹朋</text:p>
          </draw:text-box>
        </draw:frame>
        <presentation:notes draw:style-name="dp2">
          <draw:page-thumbnail draw:style-name="gr7" draw:layer="layout" svg:width="18.624cm" svg:height="10.476cm" svg:x="1.482cm" svg:y="2.123cm" draw:page-number="1" presentation:class="page"/>
          <draw:frame presentation:style-name="pr1" draw:text-style-name="P9" draw:layer="layout" svg:width="17.271cm" svg:height="12.572cm" svg:x="2.159cm" svg:y="13.271cm" presentation:class="notes" presentation:placeholder="true">
            <draw:text-box/>
          </draw:frame>
        </presentation:notes>
      </draw:page>
      <draw:page draw:name="工作" draw:style-name="dp1" draw:master-page-name="仅标题" presentation:presentation-page-layout-name="AL1T19">
        <draw:frame draw:name="标题 1" presentation:style-name="pr2" draw:text-style-name="P11" draw:layer="layout" svg:width="30.139cm" svg:height="2.856cm" svg:x="1.861cm" svg:y="0cm" presentation:class="title" presentation:user-transformed="true">
          <draw:text-box>
            <text:p text:style-name="P10"><text:span text:style-name="T4">工作</text:span></text:p>
          </draw:text-box>
        </draw:frame>
        <draw:frame draw:name="灯片编号占位符 3" presentation:style-name="pr3" draw:text-style-name="P13" draw:layer="layout" svg:width="8.082cm" svg:height="0.572cm" svg:x="23.918cm" svg:y="17.33cm" presentation:class="page-number" presentation:user-transformed="true">
          <draw:text-box>
            <text:p text:style-name="P12"><text:span text:style-name="T5"><text:page-number>&lt;编号&gt;</text:page-number></text:span></text:p>
          </draw:text-box>
        </draw:frame>
        <draw:g draw:name="691ff9ac-1baf-47b6-971e-90b8fed2e25e">
          <draw:custom-shape draw:name="îṧļídé" draw:style-name="gr8" draw:text-style-name="P1" draw:layer="layout" svg:width="10.268cm" svg:height="15.873cm" svg:x="22.986cm" svg:y="2.999cm">
            <text:p/>
            <draw:enhanced-geometry draw:mirror-horizontal="false" draw:mirror-vertical="false" svg:viewBox="0 0 0 0" drawooo:sub-view-size="1208 1871" draw:text-areas="0 0 ?f80 ?f81" draw:type="ooxml-non-primitive" draw:enhanced-path="M 175 1664 C 179 1668 181 1678 179 1688 177 1696 177 1704 175 1716 181 1716 190 1720 202 1722 212 1725 220 1727 226 1727 224 1758 220 1806 213 1871 1031 1871 1031 1871 1031 1871 1031 1871 1031 1871 1031 1871 1035 1856 1039 1846 1041 1842 1045 1818 1051 1781 1055 1729 1059 1676 1065 1639 1071 1615 1076 1593 1086 1564 1100 1530 1123 1471 1135 1440 1135 1440 1155 1382 1165 1351 1167 1351 1180 1319 1194 1294 1208 1278 1206 1164 1202 1083 1196 1037 1188 957 1167 899 1135 856 1129 848 1116 836 1100 823 1080 805 1067 793 1061 787 1014 740 976 708 945 690 945 681 939 665 927 645 927 643 925 641 925 639 912 614 904 594 904 580 900 576 896 576 890 576 886 576 880 574 871 574 906 549 931 509 949 452 965 397 971 340 967 280 963 217 949 162 925 121 896 73 859 44 812 36 806 36 806 32 810 28 812 24 812 22 808 22 802 20 798 20 796 24 794 28 792 32 790 32 782 22 763 14 733 8 706 2 680 0 657 0 614 6 565 24 508 56 477 75 437 99 386 129 390 140 388 150 386 160 382 166 377 174 373 190 384 192 394 192 402 190 412 186 418 186 420 186 416 202 408 229 396 263 388 292 386 324 386 353 414 369 422 393 410 426 404 444 390 472 369 511 369 519 375 523 386 527 390 529 398 531 412 531 412 556 414 574 418 588 422 596 431 608 443 625 367 608 296 625 226 673 218 698 206 744 194 815 181 884 167 933 153 963 149 972 143 984 132 1002 128 1010 124 1016 120 1022 116 1030 112 1039 110 1045 108 1049 108 1053 106 1057 73 1134 53 1181 47 1201 24 1262 10 1319 6 1371 0 1457 8 1528 26 1578 55 1647 104 1676 175 1664 Z M 296 917 C 300 911 312 901 326 888 341 876 351 864 357 856 363 846 369 832 373 811 379 789 386 773 390 763 410 771 426 775 441 773 455 771 471 767 490 759 490 754 488 750 484 746 479 742 479 738 479 734 494 738 510 734 526 718 545 704 561 700 575 706 577 714 577 726 569 738 559 754 555 765 553 767 543 775 508 791 453 813 410 832 382 850 365 870 357 878 351 892 341 911 333 929 324 943 316 951 314 968 308 984 300 998 296 1008 286 1020 275 1037 267 1030 263 1022 261 1014 253 990 265 957 296 917 Z N">
              <draw:equation draw:name="f0" draw:formula="179*logwidth/1208"/>
              <draw:equation draw:name="f1" draw:formula="1688*logheight/1871"/>
              <draw:equation draw:name="f2" draw:formula="202*logwidth/1208"/>
              <draw:equation draw:name="f3" draw:formula="1722*logheight/1871"/>
              <draw:equation draw:name="f4" draw:formula="213*logwidth/1208"/>
              <draw:equation draw:name="f5" draw:formula="1871*logheight/1871"/>
              <draw:equation draw:name="f6" draw:formula="1031*logwidth/1208"/>
              <draw:equation draw:name="f7" draw:formula="1871*logheight/1871"/>
              <draw:equation draw:name="f8" draw:formula="1055*logwidth/1208"/>
              <draw:equation draw:name="f9" draw:formula="1729*logheight/1871"/>
              <draw:equation draw:name="f10" draw:formula="1100*logwidth/1208"/>
              <draw:equation draw:name="f11" draw:formula="1530*logheight/1871"/>
              <draw:equation draw:name="f12" draw:formula="1167*logwidth/1208"/>
              <draw:equation draw:name="f13" draw:formula="1351*logheight/1871"/>
              <draw:equation draw:name="f14" draw:formula="1196*logwidth/1208"/>
              <draw:equation draw:name="f15" draw:formula="1037*logheight/1871"/>
              <draw:equation draw:name="f16" draw:formula="1100*logwidth/1208"/>
              <draw:equation draw:name="f17" draw:formula="823*logheight/1871"/>
              <draw:equation draw:name="f18" draw:formula="945*logwidth/1208"/>
              <draw:equation draw:name="f19" draw:formula="690*logheight/1871"/>
              <draw:equation draw:name="f20" draw:formula="925*logwidth/1208"/>
              <draw:equation draw:name="f21" draw:formula="639*logheight/1871"/>
              <draw:equation draw:name="f22" draw:formula="890*logwidth/1208"/>
              <draw:equation draw:name="f23" draw:formula="576*logheight/1871"/>
              <draw:equation draw:name="f24" draw:formula="949*logwidth/1208"/>
              <draw:equation draw:name="f25" draw:formula="452*logheight/1871"/>
              <draw:equation draw:name="f26" draw:formula="925*logwidth/1208"/>
              <draw:equation draw:name="f27" draw:formula="121*logheight/1871"/>
              <draw:equation draw:name="f28" draw:formula="810*logwidth/1208"/>
              <draw:equation draw:name="f29" draw:formula="28*logheight/1871"/>
              <draw:equation draw:name="f30" draw:formula="796*logwidth/1208"/>
              <draw:equation draw:name="f31" draw:formula="24*logheight/1871"/>
              <draw:equation draw:name="f32" draw:formula="733*logwidth/1208"/>
              <draw:equation draw:name="f33" draw:formula="8*logheight/1871"/>
              <draw:equation draw:name="f34" draw:formula="508*logwidth/1208"/>
              <draw:equation draw:name="f35" draw:formula="56*logheight/1871"/>
              <draw:equation draw:name="f36" draw:formula="386*logwidth/1208"/>
              <draw:equation draw:name="f37" draw:formula="160*logheight/1871"/>
              <draw:equation draw:name="f38" draw:formula="402*logwidth/1208"/>
              <draw:equation draw:name="f39" draw:formula="190*logheight/1871"/>
              <draw:equation draw:name="f40" draw:formula="396*logwidth/1208"/>
              <draw:equation draw:name="f41" draw:formula="263*logheight/1871"/>
              <draw:equation draw:name="f42" draw:formula="410*logwidth/1208"/>
              <draw:equation draw:name="f43" draw:formula="426*logheight/1871"/>
              <draw:equation draw:name="f44" draw:formula="386*logwidth/1208"/>
              <draw:equation draw:name="f45" draw:formula="527*logheight/1871"/>
              <draw:equation draw:name="f46" draw:formula="418*logwidth/1208"/>
              <draw:equation draw:name="f47" draw:formula="588*logheight/1871"/>
              <draw:equation draw:name="f48" draw:formula="226*logwidth/1208"/>
              <draw:equation draw:name="f49" draw:formula="673*logheight/1871"/>
              <draw:equation draw:name="f50" draw:formula="153*logwidth/1208"/>
              <draw:equation draw:name="f51" draw:formula="963*logheight/1871"/>
              <draw:equation draw:name="f52" draw:formula="120*logwidth/1208"/>
              <draw:equation draw:name="f53" draw:formula="1022*logheight/1871"/>
              <draw:equation draw:name="f54" draw:formula="106*logwidth/1208"/>
              <draw:equation draw:name="f55" draw:formula="1057*logheight/1871"/>
              <draw:equation draw:name="f56" draw:formula="6*logwidth/1208"/>
              <draw:equation draw:name="f57" draw:formula="1371*logheight/1871"/>
              <draw:equation draw:name="f58" draw:formula="175*logwidth/1208"/>
              <draw:equation draw:name="f59" draw:formula="1664*logheight/1871"/>
              <draw:equation draw:name="f60" draw:formula="326*logwidth/1208"/>
              <draw:equation draw:name="f61" draw:formula="888*logheight/1871"/>
              <draw:equation draw:name="f62" draw:formula="373*logwidth/1208"/>
              <draw:equation draw:name="f63" draw:formula="811*logheight/1871"/>
              <draw:equation draw:name="f64" draw:formula="441*logwidth/1208"/>
              <draw:equation draw:name="f65" draw:formula="773*logheight/1871"/>
              <draw:equation draw:name="f66" draw:formula="484*logwidth/1208"/>
              <draw:equation draw:name="f67" draw:formula="746*logheight/1871"/>
              <draw:equation draw:name="f68" draw:formula="526*logwidth/1208"/>
              <draw:equation draw:name="f69" draw:formula="718*logheight/1871"/>
              <draw:equation draw:name="f70" draw:formula="569*logwidth/1208"/>
              <draw:equation draw:name="f71" draw:formula="738*logheight/1871"/>
              <draw:equation draw:name="f72" draw:formula="453*logwidth/1208"/>
              <draw:equation draw:name="f73" draw:formula="813*logheight/1871"/>
              <draw:equation draw:name="f74" draw:formula="341*logwidth/1208"/>
              <draw:equation draw:name="f75" draw:formula="911*logheight/1871"/>
              <draw:equation draw:name="f76" draw:formula="300*logwidth/1208"/>
              <draw:equation draw:name="f77" draw:formula="998*logheight/1871"/>
              <draw:equation draw:name="f78" draw:formula="261*logwidth/1208"/>
              <draw:equation draw:name="f79" draw:formula="1014*logheight/1871"/>
              <draw:equation draw:name="f80" draw:formula="logwidth"/>
              <draw:equation draw:name="f81" draw:formula="logheight"/>
            </draw:enhanced-geometry>
          </draw:custom-shape>
          <draw:custom-shape draw:name="îšľíďe" draw:style-name="gr9" draw:text-style-name="P14" draw:layer="layout" svg:width="0.642cm" svg:height="0.642cm" svg:x="1.847cm" svg:y="3.978cm">
            <text:p/>
            <draw:enhanced-geometry draw:mirror-horizontal="false" draw:mirror-vertical="false" svg:viewBox="0 0 0 0" drawooo:sub-view-size="21600 21600" draw:text-areas="0 0 ?f2 ?f3" draw:type="ooxml-non-primitive" draw:enhanced-path="M 10604 21600 C 4713 21600 0 16887 0 10996 0 5105 4713 0 10604 0 16495 0 21600 5105 21600 10996 21600 16887 16495 21600 10604 21600 Z M 16887 9818 C 16887 9425 16495 9033 16102 9033 12567 9033 12567 9033 12567 9033 12567 5498 12567 5498 12567 5498 12567 5105 12175 4713 11389 4713 9818 4713 9818 4713 9818 4713 9425 4713 9033 5105 9033 5498 9033 9033 9033 9033 9033 9033 5105 9033 5105 9033 5105 9033 4713 9033 4320 9425 4320 9818 4320 11782 4320 11782 4320 11782 4320 12175 4713 12567 5105 12567 9033 12567 9033 12567 9033 12567 9033 16102 9033 16102 9033 16102 9033 16887 9425 17280 9818 17280 11389 17280 11389 17280 11389 17280 12175 17280 12567 16887 12567 16102 12567 12567 12567 12567 12567 12567 16102 12567 16102 12567 16102 12567 16495 12567 16887 12175 16887 11782 L 16887 9818 Z N">
              <draw:equation draw:name="f0" draw:formula="logwidth/2"/>
              <draw:equation draw:name="f1" draw:formula="logheight/2"/>
              <draw:equation draw:name="f2" draw:formula="logwidth"/>
              <draw:equation draw:name="f3" draw:formula="logheight"/>
            </draw:enhanced-geometry>
          </draw:custom-shape>
          <draw:custom-shape draw:name="îş1ïḑê" draw:style-name="gr9" draw:text-style-name="P14" draw:layer="layout" svg:width="0.642cm" svg:height="0.642cm" svg:x="1.858cm" svg:y="5.325cm">
            <text:p/>
            <draw:enhanced-geometry draw:mirror-horizontal="false" draw:mirror-vertical="false" svg:viewBox="0 0 0 0" drawooo:sub-view-size="21600 21600" draw:text-areas="0 0 ?f2 ?f3" draw:type="ooxml-non-primitive" draw:enhanced-path="M 10604 21600 C 4713 21600 0 16887 0 10996 0 5105 4713 0 10604 0 16495 0 21600 5105 21600 10996 21600 16887 16495 21600 10604 21600 Z M 16887 9818 C 16887 9425 16495 9033 16102 9033 12567 9033 12567 9033 12567 9033 12567 5498 12567 5498 12567 5498 12567 5105 12175 4713 11389 4713 9818 4713 9818 4713 9818 4713 9425 4713 9033 5105 9033 5498 9033 9033 9033 9033 9033 9033 5105 9033 5105 9033 5105 9033 4713 9033 4320 9425 4320 9818 4320 11782 4320 11782 4320 11782 4320 12175 4713 12567 5105 12567 9033 12567 9033 12567 9033 12567 9033 16102 9033 16102 9033 16102 9033 16887 9425 17280 9818 17280 11389 17280 11389 17280 11389 17280 12175 17280 12567 16887 12567 16102 12567 12567 12567 12567 12567 12567 16102 12567 16102 12567 16102 12567 16495 12567 16887 12175 16887 11782 L 16887 9818 Z N">
              <draw:equation draw:name="f0" draw:formula="logwidth/2"/>
              <draw:equation draw:name="f1" draw:formula="logheight/2"/>
              <draw:equation draw:name="f2" draw:formula="logwidth"/>
              <draw:equation draw:name="f3" draw:formula="logheight"/>
            </draw:enhanced-geometry>
          </draw:custom-shape>
        </draw:g>
        <draw:custom-shape draw:name="îş1ïḑê" draw:style-name="gr9" draw:text-style-name="P14" draw:layer="layout" svg:width="0.642cm" svg:height="0.642cm" svg:x="1.847cm" svg:y="6.916cm">
          <text:p/>
          <draw:enhanced-geometry draw:mirror-horizontal="false" draw:mirror-vertical="false" svg:viewBox="0 0 0 0" drawooo:sub-view-size="21600 21600" draw:text-areas="0 0 ?f2 ?f3" draw:type="ooxml-non-primitive" draw:enhanced-path="M 10604 21600 C 4713 21600 0 16887 0 10996 0 5105 4713 0 10604 0 16495 0 21600 5105 21600 10996 21600 16887 16495 21600 10604 21600 Z M 16887 9818 C 16887 9425 16495 9033 16102 9033 12567 9033 12567 9033 12567 9033 12567 5498 12567 5498 12567 5498 12567 5105 12175 4713 11389 4713 9818 4713 9818 4713 9818 4713 9425 4713 9033 5105 9033 5498 9033 9033 9033 9033 9033 9033 5105 9033 5105 9033 5105 9033 4713 9033 4320 9425 4320 9818 4320 11782 4320 11782 4320 11782 4320 12175 4713 12567 5105 12567 9033 12567 9033 12567 9033 12567 9033 16102 9033 16102 9033 16102 9033 16887 9425 17280 9818 17280 11389 17280 11389 17280 11389 17280 12175 17280 12567 16887 12567 16102 12567 12567 12567 12567 12567 12567 16102 12567 16102 12567 16102 12567 16495 12567 16887 12175 16887 11782 L 16887 9818 Z N">
            <draw:equation draw:name="f0" draw:formula="logwidth/2"/>
            <draw:equation draw:name="f1" draw:formula="logheight/2"/>
            <draw:equation draw:name="f2" draw:formula="logwidth"/>
            <draw:equation draw:name="f3" draw:formula="logheight"/>
          </draw:enhanced-geometry>
        </draw:custom-shape>
        <draw:custom-shape draw:name="îş1ïḑê" draw:style-name="gr9" draw:text-style-name="P14" draw:layer="layout" svg:width="0.642cm" svg:height="0.642cm" svg:x="1.847cm" svg:y="8.426cm">
          <text:p/>
          <draw:enhanced-geometry draw:mirror-horizontal="false" draw:mirror-vertical="false" svg:viewBox="0 0 0 0" drawooo:sub-view-size="21600 21600" draw:text-areas="0 0 ?f2 ?f3" draw:type="ooxml-non-primitive" draw:enhanced-path="M 10604 21600 C 4713 21600 0 16887 0 10996 0 5105 4713 0 10604 0 16495 0 21600 5105 21600 10996 21600 16887 16495 21600 10604 21600 Z M 16887 9818 C 16887 9425 16495 9033 16102 9033 12567 9033 12567 9033 12567 9033 12567 5498 12567 5498 12567 5498 12567 5105 12175 4713 11389 4713 9818 4713 9818 4713 9818 4713 9425 4713 9033 5105 9033 5498 9033 9033 9033 9033 9033 9033 5105 9033 5105 9033 5105 9033 4713 9033 4320 9425 4320 9818 4320 11782 4320 11782 4320 11782 4320 12175 4713 12567 5105 12567 9033 12567 9033 12567 9033 12567 9033 16102 9033 16102 9033 16102 9033 16887 9425 17280 9818 17280 11389 17280 11389 17280 11389 17280 12175 17280 12567 16887 12567 16102 12567 12567 12567 12567 12567 12567 16102 12567 16102 12567 16102 12567 16495 12567 16887 12175 16887 11782 L 16887 9818 Z N">
            <draw:equation draw:name="f0" draw:formula="logwidth/2"/>
            <draw:equation draw:name="f1" draw:formula="logheight/2"/>
            <draw:equation draw:name="f2" draw:formula="logwidth"/>
            <draw:equation draw:name="f3" draw:formula="logheight"/>
          </draw:enhanced-geometry>
        </draw:custom-shape>
        <draw:custom-shape draw:name="îş1ïḑê" draw:style-name="gr9" draw:text-style-name="P14" draw:layer="layout" svg:width="0.642cm" svg:height="0.642cm" svg:x="1.858cm" svg:y="10.03cm">
          <text:p/>
          <draw:enhanced-geometry draw:mirror-horizontal="false" draw:mirror-vertical="false" svg:viewBox="0 0 0 0" drawooo:sub-view-size="21600 21600" draw:text-areas="0 0 ?f2 ?f3" draw:type="ooxml-non-primitive" draw:enhanced-path="M 10604 21600 C 4713 21600 0 16887 0 10996 0 5105 4713 0 10604 0 16495 0 21600 5105 21600 10996 21600 16887 16495 21600 10604 21600 Z M 16887 9818 C 16887 9425 16495 9033 16102 9033 12567 9033 12567 9033 12567 9033 12567 5498 12567 5498 12567 5498 12567 5105 12175 4713 11389 4713 9818 4713 9818 4713 9818 4713 9425 4713 9033 5105 9033 5498 9033 9033 9033 9033 9033 9033 5105 9033 5105 9033 5105 9033 4713 9033 4320 9425 4320 9818 4320 11782 4320 11782 4320 11782 4320 12175 4713 12567 5105 12567 9033 12567 9033 12567 9033 12567 9033 16102 9033 16102 9033 16102 9033 16887 9425 17280 9818 17280 11389 17280 11389 17280 11389 17280 12175 17280 12567 16887 12567 16102 12567 12567 12567 12567 12567 12567 16102 12567 16102 12567 16102 12567 16495 12567 16887 12175 16887 11782 L 16887 9818 Z N">
            <draw:equation draw:name="f0" draw:formula="logwidth/2"/>
            <draw:equation draw:name="f1" draw:formula="logheight/2"/>
            <draw:equation draw:name="f2" draw:formula="logwidth"/>
            <draw:equation draw:name="f3" draw:formula="logheight"/>
          </draw:enhanced-geometry>
        </draw:custom-shape>
        <draw:custom-shape draw:name="文本框 22" draw:style-name="gr10" draw:text-style-name="P5" draw:layer="layout" svg:width="25.602cm" svg:height="1.013cm" svg:x="2.81cm" svg:y="3.751cm">
          <text:p text:style-name="P15"><text:span text:style-name="T6">前期参与讨论涉众参与者，参与编写涉众简档，后期和小组成员一起讨论修改参与者</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3" draw:style-name="gr10" draw:text-style-name="P5" draw:layer="layout" svg:width="25.602cm" svg:height="1.013cm" svg:x="2.741cm" svg:y="5.117cm">
          <text:p text:style-name="P15"><text:span text:style-name="T6">参与讨论愿景文档，编写特性属性，参与讨论修改愿景文档</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4" draw:style-name="gr10" draw:text-style-name="P5" draw:layer="layout" svg:width="25.602cm" svg:height="1.013cm" svg:x="2.741cm" svg:y="6.739cm">
          <text:p text:style-name="P16"><text:span text:style-name="T6">参与讨论用况分析，编写用况的子流和备选流，讨论修改用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5" draw:style-name="gr10" draw:text-style-name="P5" draw:layer="layout" svg:width="25.602cm" svg:height="1.013cm" svg:x="2.758cm" svg:y="8.349cm">
          <text:p text:style-name="P16"><text:span text:style-name="T6">画私聊用况最开始的协作图、通信图、顺序图，和小组成员一起讨论修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6" draw:style-name="gr10" draw:text-style-name="P5" draw:layer="layout" svg:width="25.602cm" svg:height="1.013cm" svg:x="2.673cm" svg:y="9.776cm">
          <text:p text:style-name="P16"><text:span text:style-name="T6">编写部分操作说明</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8.624cm" svg:height="10.476cm" svg:x="1.482cm" svg:y="2.123cm" draw:page-number="2" presentation:class="page"/>
          <draw:frame presentation:style-name="pr4" draw:text-style-name="P9" draw:layer="layout" svg:width="17.271cm" svg:height="12.572cm" svg:x="2.159cm" svg:y="13.271cm" presentation:class="notes" presentation:placeholder="true">
            <draw:text-box/>
          </draw:frame>
        </presentation:notes>
      </draw:page>
      <draw:page draw:name="遇到的问题" draw:style-name="dp1" draw:master-page-name="仅标题" presentation:presentation-page-layout-name="AL1T19">
        <draw:frame draw:name="标题 1" presentation:style-name="pr2" draw:text-style-name="P11" draw:layer="layout" svg:width="30.139cm" svg:height="2.856cm" svg:x="1.861cm" svg:y="0cm" presentation:class="title" presentation:user-transformed="true">
          <draw:text-box>
            <text:p text:style-name="P10"><text:span text:style-name="T4">遇到的问题</text:span></text:p>
          </draw:text-box>
        </draw:frame>
        <draw:frame draw:name="灯片编号占位符 3" presentation:style-name="pr3" draw:text-style-name="P13" draw:layer="layout" svg:width="8.082cm" svg:height="0.572cm" svg:x="23.918cm" svg:y="17.33cm" presentation:class="page-number" presentation:user-transformed="true">
          <draw:text-box>
            <text:p text:style-name="P12"><text:span text:style-name="T5"><text:page-number>&lt;编号&gt;</text:page-number></text:span></text:p>
          </draw:text-box>
        </draw:frame>
        <draw:g draw:name="691ff9ac-1baf-47b6-971e-90b8fed2e25e">
          <draw:custom-shape draw:name="îṧļídé" draw:style-name="gr8" draw:text-style-name="P1" draw:layer="layout" svg:width="10.268cm" svg:height="15.873cm" svg:x="22.939cm" svg:y="3cm">
            <text:p/>
            <draw:enhanced-geometry draw:mirror-horizontal="false" draw:mirror-vertical="false" svg:viewBox="0 0 0 0" drawooo:sub-view-size="1208 1871" draw:text-areas="0 0 ?f80 ?f81" draw:type="ooxml-non-primitive" draw:enhanced-path="M 175 1664 C 179 1668 181 1678 179 1688 177 1696 177 1704 175 1716 181 1716 190 1720 202 1722 212 1725 220 1727 226 1727 224 1758 220 1806 213 1871 1031 1871 1031 1871 1031 1871 1031 1871 1031 1871 1031 1871 1035 1856 1039 1846 1041 1842 1045 1818 1051 1781 1055 1729 1059 1676 1065 1639 1071 1615 1076 1593 1086 1564 1100 1530 1123 1471 1135 1440 1135 1440 1155 1382 1165 1351 1167 1351 1180 1319 1194 1294 1208 1278 1206 1164 1202 1083 1196 1037 1188 957 1167 899 1135 856 1129 848 1116 836 1100 823 1080 805 1067 793 1061 787 1014 740 976 708 945 690 945 681 939 665 927 645 927 643 925 641 925 639 912 614 904 594 904 580 900 576 896 576 890 576 886 576 880 574 871 574 906 549 931 509 949 452 965 397 971 340 967 280 963 217 949 162 925 121 896 73 859 44 812 36 806 36 806 32 810 28 812 24 812 22 808 22 802 20 798 20 796 24 794 28 792 32 790 32 782 22 763 14 733 8 706 2 680 0 657 0 614 6 565 24 508 56 477 75 437 99 386 129 390 140 388 150 386 160 382 166 377 174 373 190 384 192 394 192 402 190 412 186 418 186 420 186 416 202 408 229 396 263 388 292 386 324 386 353 414 369 422 393 410 426 404 444 390 472 369 511 369 519 375 523 386 527 390 529 398 531 412 531 412 556 414 574 418 588 422 596 431 608 443 625 367 608 296 625 226 673 218 698 206 744 194 815 181 884 167 933 153 963 149 972 143 984 132 1002 128 1010 124 1016 120 1022 116 1030 112 1039 110 1045 108 1049 108 1053 106 1057 73 1134 53 1181 47 1201 24 1262 10 1319 6 1371 0 1457 8 1528 26 1578 55 1647 104 1676 175 1664 Z M 296 917 C 300 911 312 901 326 888 341 876 351 864 357 856 363 846 369 832 373 811 379 789 386 773 390 763 410 771 426 775 441 773 455 771 471 767 490 759 490 754 488 750 484 746 479 742 479 738 479 734 494 738 510 734 526 718 545 704 561 700 575 706 577 714 577 726 569 738 559 754 555 765 553 767 543 775 508 791 453 813 410 832 382 850 365 870 357 878 351 892 341 911 333 929 324 943 316 951 314 968 308 984 300 998 296 1008 286 1020 275 1037 267 1030 263 1022 261 1014 253 990 265 957 296 917 Z N">
              <draw:equation draw:name="f0" draw:formula="179*logwidth/1208"/>
              <draw:equation draw:name="f1" draw:formula="1688*logheight/1871"/>
              <draw:equation draw:name="f2" draw:formula="202*logwidth/1208"/>
              <draw:equation draw:name="f3" draw:formula="1722*logheight/1871"/>
              <draw:equation draw:name="f4" draw:formula="213*logwidth/1208"/>
              <draw:equation draw:name="f5" draw:formula="1871*logheight/1871"/>
              <draw:equation draw:name="f6" draw:formula="1031*logwidth/1208"/>
              <draw:equation draw:name="f7" draw:formula="1871*logheight/1871"/>
              <draw:equation draw:name="f8" draw:formula="1055*logwidth/1208"/>
              <draw:equation draw:name="f9" draw:formula="1729*logheight/1871"/>
              <draw:equation draw:name="f10" draw:formula="1100*logwidth/1208"/>
              <draw:equation draw:name="f11" draw:formula="1530*logheight/1871"/>
              <draw:equation draw:name="f12" draw:formula="1167*logwidth/1208"/>
              <draw:equation draw:name="f13" draw:formula="1351*logheight/1871"/>
              <draw:equation draw:name="f14" draw:formula="1196*logwidth/1208"/>
              <draw:equation draw:name="f15" draw:formula="1037*logheight/1871"/>
              <draw:equation draw:name="f16" draw:formula="1100*logwidth/1208"/>
              <draw:equation draw:name="f17" draw:formula="823*logheight/1871"/>
              <draw:equation draw:name="f18" draw:formula="945*logwidth/1208"/>
              <draw:equation draw:name="f19" draw:formula="690*logheight/1871"/>
              <draw:equation draw:name="f20" draw:formula="925*logwidth/1208"/>
              <draw:equation draw:name="f21" draw:formula="639*logheight/1871"/>
              <draw:equation draw:name="f22" draw:formula="890*logwidth/1208"/>
              <draw:equation draw:name="f23" draw:formula="576*logheight/1871"/>
              <draw:equation draw:name="f24" draw:formula="949*logwidth/1208"/>
              <draw:equation draw:name="f25" draw:formula="452*logheight/1871"/>
              <draw:equation draw:name="f26" draw:formula="925*logwidth/1208"/>
              <draw:equation draw:name="f27" draw:formula="121*logheight/1871"/>
              <draw:equation draw:name="f28" draw:formula="810*logwidth/1208"/>
              <draw:equation draw:name="f29" draw:formula="28*logheight/1871"/>
              <draw:equation draw:name="f30" draw:formula="796*logwidth/1208"/>
              <draw:equation draw:name="f31" draw:formula="24*logheight/1871"/>
              <draw:equation draw:name="f32" draw:formula="733*logwidth/1208"/>
              <draw:equation draw:name="f33" draw:formula="8*logheight/1871"/>
              <draw:equation draw:name="f34" draw:formula="508*logwidth/1208"/>
              <draw:equation draw:name="f35" draw:formula="56*logheight/1871"/>
              <draw:equation draw:name="f36" draw:formula="386*logwidth/1208"/>
              <draw:equation draw:name="f37" draw:formula="160*logheight/1871"/>
              <draw:equation draw:name="f38" draw:formula="402*logwidth/1208"/>
              <draw:equation draw:name="f39" draw:formula="190*logheight/1871"/>
              <draw:equation draw:name="f40" draw:formula="396*logwidth/1208"/>
              <draw:equation draw:name="f41" draw:formula="263*logheight/1871"/>
              <draw:equation draw:name="f42" draw:formula="410*logwidth/1208"/>
              <draw:equation draw:name="f43" draw:formula="426*logheight/1871"/>
              <draw:equation draw:name="f44" draw:formula="386*logwidth/1208"/>
              <draw:equation draw:name="f45" draw:formula="527*logheight/1871"/>
              <draw:equation draw:name="f46" draw:formula="418*logwidth/1208"/>
              <draw:equation draw:name="f47" draw:formula="588*logheight/1871"/>
              <draw:equation draw:name="f48" draw:formula="226*logwidth/1208"/>
              <draw:equation draw:name="f49" draw:formula="673*logheight/1871"/>
              <draw:equation draw:name="f50" draw:formula="153*logwidth/1208"/>
              <draw:equation draw:name="f51" draw:formula="963*logheight/1871"/>
              <draw:equation draw:name="f52" draw:formula="120*logwidth/1208"/>
              <draw:equation draw:name="f53" draw:formula="1022*logheight/1871"/>
              <draw:equation draw:name="f54" draw:formula="106*logwidth/1208"/>
              <draw:equation draw:name="f55" draw:formula="1057*logheight/1871"/>
              <draw:equation draw:name="f56" draw:formula="6*logwidth/1208"/>
              <draw:equation draw:name="f57" draw:formula="1371*logheight/1871"/>
              <draw:equation draw:name="f58" draw:formula="175*logwidth/1208"/>
              <draw:equation draw:name="f59" draw:formula="1664*logheight/1871"/>
              <draw:equation draw:name="f60" draw:formula="326*logwidth/1208"/>
              <draw:equation draw:name="f61" draw:formula="888*logheight/1871"/>
              <draw:equation draw:name="f62" draw:formula="373*logwidth/1208"/>
              <draw:equation draw:name="f63" draw:formula="811*logheight/1871"/>
              <draw:equation draw:name="f64" draw:formula="441*logwidth/1208"/>
              <draw:equation draw:name="f65" draw:formula="773*logheight/1871"/>
              <draw:equation draw:name="f66" draw:formula="484*logwidth/1208"/>
              <draw:equation draw:name="f67" draw:formula="746*logheight/1871"/>
              <draw:equation draw:name="f68" draw:formula="526*logwidth/1208"/>
              <draw:equation draw:name="f69" draw:formula="718*logheight/1871"/>
              <draw:equation draw:name="f70" draw:formula="569*logwidth/1208"/>
              <draw:equation draw:name="f71" draw:formula="738*logheight/1871"/>
              <draw:equation draw:name="f72" draw:formula="453*logwidth/1208"/>
              <draw:equation draw:name="f73" draw:formula="813*logheight/1871"/>
              <draw:equation draw:name="f74" draw:formula="341*logwidth/1208"/>
              <draw:equation draw:name="f75" draw:formula="911*logheight/1871"/>
              <draw:equation draw:name="f76" draw:formula="300*logwidth/1208"/>
              <draw:equation draw:name="f77" draw:formula="998*logheight/1871"/>
              <draw:equation draw:name="f78" draw:formula="261*logwidth/1208"/>
              <draw:equation draw:name="f79" draw:formula="1014*logheight/1871"/>
              <draw:equation draw:name="f80" draw:formula="logwidth"/>
              <draw:equation draw:name="f81" draw:formula="logheight"/>
            </draw:enhanced-geometry>
          </draw:custom-shape>
          <draw:custom-shape draw:name="îšľíďe" draw:style-name="gr9" draw:text-style-name="P14" draw:layer="layout" svg:width="0.642cm" svg:height="0.642cm" svg:x="1.8cm" svg:y="3.979cm">
            <text:p/>
            <draw:enhanced-geometry draw:mirror-horizontal="false" draw:mirror-vertical="false" svg:viewBox="0 0 0 0" drawooo:sub-view-size="21600 21600" draw:text-areas="0 0 ?f2 ?f3" draw:type="ooxml-non-primitive" draw:enhanced-path="M 10604 21600 C 4713 21600 0 16887 0 10996 0 5105 4713 0 10604 0 16495 0 21600 5105 21600 10996 21600 16887 16495 21600 10604 21600 Z M 16887 9818 C 16887 9425 16495 9033 16102 9033 12567 9033 12567 9033 12567 9033 12567 5498 12567 5498 12567 5498 12567 5105 12175 4713 11389 4713 9818 4713 9818 4713 9818 4713 9425 4713 9033 5105 9033 5498 9033 9033 9033 9033 9033 9033 5105 9033 5105 9033 5105 9033 4713 9033 4320 9425 4320 9818 4320 11782 4320 11782 4320 11782 4320 12175 4713 12567 5105 12567 9033 12567 9033 12567 9033 12567 9033 16102 9033 16102 9033 16102 9033 16887 9425 17280 9818 17280 11389 17280 11389 17280 11389 17280 12175 17280 12567 16887 12567 16102 12567 12567 12567 12567 12567 12567 16102 12567 16102 12567 16102 12567 16495 12567 16887 12175 16887 11782 L 16887 9818 Z N">
              <draw:equation draw:name="f0" draw:formula="logwidth/2"/>
              <draw:equation draw:name="f1" draw:formula="logheight/2"/>
              <draw:equation draw:name="f2" draw:formula="logwidth"/>
              <draw:equation draw:name="f3" draw:formula="logheight"/>
            </draw:enhanced-geometry>
          </draw:custom-shape>
        </draw:g>
        <draw:custom-shape draw:name="îş1ïḑê" draw:style-name="gr9" draw:text-style-name="P14" draw:layer="layout" svg:width="0.642cm" svg:height="0.642cm" svg:x="1.847cm" svg:y="5.525cm">
          <text:p/>
          <draw:enhanced-geometry draw:mirror-horizontal="false" draw:mirror-vertical="false" svg:viewBox="0 0 0 0" drawooo:sub-view-size="21600 21600" draw:text-areas="0 0 ?f2 ?f3" draw:type="ooxml-non-primitive" draw:enhanced-path="M 10604 21600 C 4713 21600 0 16887 0 10996 0 5105 4713 0 10604 0 16495 0 21600 5105 21600 10996 21600 16887 16495 21600 10604 21600 Z M 16887 9818 C 16887 9425 16495 9033 16102 9033 12567 9033 12567 9033 12567 9033 12567 5498 12567 5498 12567 5498 12567 5105 12175 4713 11389 4713 9818 4713 9818 4713 9818 4713 9425 4713 9033 5105 9033 5498 9033 9033 9033 9033 9033 9033 5105 9033 5105 9033 5105 9033 4713 9033 4320 9425 4320 9818 4320 11782 4320 11782 4320 11782 4320 12175 4713 12567 5105 12567 9033 12567 9033 12567 9033 12567 9033 16102 9033 16102 9033 16102 9033 16887 9425 17280 9818 17280 11389 17280 11389 17280 11389 17280 12175 17280 12567 16887 12567 16102 12567 12567 12567 12567 12567 12567 16102 12567 16102 12567 16102 12567 16495 12567 16887 12175 16887 11782 L 16887 9818 Z N">
            <draw:equation draw:name="f0" draw:formula="logwidth/2"/>
            <draw:equation draw:name="f1" draw:formula="logheight/2"/>
            <draw:equation draw:name="f2" draw:formula="logwidth"/>
            <draw:equation draw:name="f3" draw:formula="logheight"/>
          </draw:enhanced-geometry>
        </draw:custom-shape>
        <draw:custom-shape draw:name="îş1ïḑê" draw:style-name="gr9" draw:text-style-name="P14" draw:layer="layout" svg:width="0.642cm" svg:height="0.642cm" svg:x="1.847cm" svg:y="7.125cm">
          <text:p/>
          <draw:enhanced-geometry draw:mirror-horizontal="false" draw:mirror-vertical="false" svg:viewBox="0 0 0 0" drawooo:sub-view-size="21600 21600" draw:text-areas="0 0 ?f2 ?f3" draw:type="ooxml-non-primitive" draw:enhanced-path="M 10604 21600 C 4713 21600 0 16887 0 10996 0 5105 4713 0 10604 0 16495 0 21600 5105 21600 10996 21600 16887 16495 21600 10604 21600 Z M 16887 9818 C 16887 9425 16495 9033 16102 9033 12567 9033 12567 9033 12567 9033 12567 5498 12567 5498 12567 5498 12567 5105 12175 4713 11389 4713 9818 4713 9818 4713 9818 4713 9425 4713 9033 5105 9033 5498 9033 9033 9033 9033 9033 9033 5105 9033 5105 9033 5105 9033 4713 9033 4320 9425 4320 9818 4320 11782 4320 11782 4320 11782 4320 12175 4713 12567 5105 12567 9033 12567 9033 12567 9033 12567 9033 16102 9033 16102 9033 16102 9033 16887 9425 17280 9818 17280 11389 17280 11389 17280 11389 17280 12175 17280 12567 16887 12567 16102 12567 12567 12567 12567 12567 12567 16102 12567 16102 12567 16102 12567 16495 12567 16887 12175 16887 11782 L 16887 9818 Z N">
            <draw:equation draw:name="f0" draw:formula="logwidth/2"/>
            <draw:equation draw:name="f1" draw:formula="logheight/2"/>
            <draw:equation draw:name="f2" draw:formula="logwidth"/>
            <draw:equation draw:name="f3" draw:formula="logheight"/>
          </draw:enhanced-geometry>
        </draw:custom-shape>
        <draw:custom-shape draw:name="îş1ïḑê" draw:style-name="gr9" draw:text-style-name="P14" draw:layer="layout" svg:width="0.642cm" svg:height="0.642cm" svg:x="1.858cm" svg:y="10.325cm">
          <text:p/>
          <draw:enhanced-geometry draw:mirror-horizontal="false" draw:mirror-vertical="false" svg:viewBox="0 0 0 0" drawooo:sub-view-size="21600 21600" draw:text-areas="0 0 ?f2 ?f3" draw:type="ooxml-non-primitive" draw:enhanced-path="M 10604 21600 C 4713 21600 0 16887 0 10996 0 5105 4713 0 10604 0 16495 0 21600 5105 21600 10996 21600 16887 16495 21600 10604 21600 Z M 16887 9818 C 16887 9425 16495 9033 16102 9033 12567 9033 12567 9033 12567 9033 12567 5498 12567 5498 12567 5498 12567 5105 12175 4713 11389 4713 9818 4713 9818 4713 9818 4713 9425 4713 9033 5105 9033 5498 9033 9033 9033 9033 9033 9033 5105 9033 5105 9033 5105 9033 4713 9033 4320 9425 4320 9818 4320 11782 4320 11782 4320 11782 4320 12175 4713 12567 5105 12567 9033 12567 9033 12567 9033 12567 9033 16102 9033 16102 9033 16102 9033 16887 9425 17280 9818 17280 11389 17280 11389 17280 11389 17280 12175 17280 12567 16887 12567 16102 12567 12567 12567 12567 12567 12567 16102 12567 16102 12567 16102 12567 16495 12567 16887 12175 16887 11782 L 16887 9818 Z N">
            <draw:equation draw:name="f0" draw:formula="logwidth/2"/>
            <draw:equation draw:name="f1" draw:formula="logheight/2"/>
            <draw:equation draw:name="f2" draw:formula="logwidth"/>
            <draw:equation draw:name="f3" draw:formula="logheight"/>
          </draw:enhanced-geometry>
        </draw:custom-shape>
        <draw:custom-shape draw:name="文本框 22" draw:style-name="gr10" draw:text-style-name="P5" draw:layer="layout" svg:width="25.602cm" svg:height="1.013cm" svg:x="2.81cm" svg:y="3.751cm">
          <text:p text:style-name="P16"><text:span text:style-name="T6">最开始涉众参与者分析有问题，命名也有问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4" draw:style-name="gr10" draw:text-style-name="P5" draw:layer="layout" svg:width="25.602cm" svg:height="1.013cm" svg:x="2.741cm" svg:y="5.325cm">
          <text:p text:style-name="P16"><text:span text:style-name="T6">项目方向错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5" draw:style-name="gr10" draw:text-style-name="P5" draw:layer="layout" svg:width="25.602cm" svg:height="1.013cm" svg:x="2.758cm" svg:y="6.925cm">
          <text:p text:style-name="P16"><text:span text:style-name="T6">没有明确用况的定义，确定用况错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6" draw:style-name="gr10" draw:text-style-name="P5" draw:layer="layout" svg:width="25.602cm" svg:height="1.013cm" svg:x="2.673cm" svg:y="10.099cm">
          <text:p text:style-name="P16"><text:span text:style-name="T6">多看相关书籍和</text:span><text:span text:style-name="T6">ppt</text:span><text:span text:style-name="T6">，明确定义和方法，找准方向</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标题 1" draw:style-name="gr11" draw:text-style-name="P11" draw:layer="layout" svg:width="30.139cm" svg:height="2.856cm" svg:x="1.847cm" svg:y="7.172cm">
          <text:p text:style-name="P17"><text:span text:style-name="T4">解决问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îş1ïḑê" draw:style-name="gr9" draw:text-style-name="P14" draw:layer="layout" svg:width="0.642cm" svg:height="0.642cm" svg:x="1.847cm" svg:y="11.926cm">
          <text:p/>
          <draw:enhanced-geometry draw:mirror-horizontal="false" draw:mirror-vertical="false" svg:viewBox="0 0 0 0" drawooo:sub-view-size="21600 21600" draw:text-areas="0 0 ?f2 ?f3" draw:type="ooxml-non-primitive" draw:enhanced-path="M 10604 21600 C 4713 21600 0 16887 0 10996 0 5105 4713 0 10604 0 16495 0 21600 5105 21600 10996 21600 16887 16495 21600 10604 21600 Z M 16887 9818 C 16887 9425 16495 9033 16102 9033 12567 9033 12567 9033 12567 9033 12567 5498 12567 5498 12567 5498 12567 5105 12175 4713 11389 4713 9818 4713 9818 4713 9818 4713 9425 4713 9033 5105 9033 5498 9033 9033 9033 9033 9033 9033 5105 9033 5105 9033 5105 9033 4713 9033 4320 9425 4320 9818 4320 11782 4320 11782 4320 11782 4320 12175 4713 12567 5105 12567 9033 12567 9033 12567 9033 12567 9033 16102 9033 16102 9033 16102 9033 16887 9425 17280 9818 17280 11389 17280 11389 17280 11389 17280 12175 17280 12567 16887 12567 16102 12567 12567 12567 12567 12567 12567 16102 12567 16102 12567 16102 12567 16495 12567 16887 12175 16887 11782 L 16887 9818 Z N">
            <draw:equation draw:name="f0" draw:formula="logwidth/2"/>
            <draw:equation draw:name="f1" draw:formula="logheight/2"/>
            <draw:equation draw:name="f2" draw:formula="logwidth"/>
            <draw:equation draw:name="f3" draw:formula="logheight"/>
          </draw:enhanced-geometry>
        </draw:custom-shape>
        <draw:custom-shape draw:name="îş1ïḑê" draw:style-name="gr9" draw:text-style-name="P14" draw:layer="layout" svg:width="0.642cm" svg:height="0.642cm" svg:x="1.83cm" svg:y="13.481cm">
          <text:p/>
          <draw:enhanced-geometry draw:mirror-horizontal="false" draw:mirror-vertical="false" svg:viewBox="0 0 0 0" drawooo:sub-view-size="21600 21600" draw:text-areas="0 0 ?f2 ?f3" draw:type="ooxml-non-primitive" draw:enhanced-path="M 10604 21600 C 4713 21600 0 16887 0 10996 0 5105 4713 0 10604 0 16495 0 21600 5105 21600 10996 21600 16887 16495 21600 10604 21600 Z M 16887 9818 C 16887 9425 16495 9033 16102 9033 12567 9033 12567 9033 12567 9033 12567 5498 12567 5498 12567 5498 12567 5105 12175 4713 11389 4713 9818 4713 9818 4713 9818 4713 9425 4713 9033 5105 9033 5498 9033 9033 9033 9033 9033 9033 5105 9033 5105 9033 5105 9033 4713 9033 4320 9425 4320 9818 4320 11782 4320 11782 4320 11782 4320 12175 4713 12567 5105 12567 9033 12567 9033 12567 9033 12567 9033 16102 9033 16102 9033 16102 9033 16887 9425 17280 9818 17280 11389 17280 11389 17280 11389 17280 12175 17280 12567 16887 12567 16102 12567 12567 12567 12567 12567 12567 16102 12567 16102 12567 16102 12567 16495 12567 16887 12175 16887 11782 L 16887 9818 Z N">
            <draw:equation draw:name="f0" draw:formula="logwidth/2"/>
            <draw:equation draw:name="f1" draw:formula="logheight/2"/>
            <draw:equation draw:name="f2" draw:formula="logwidth"/>
            <draw:equation draw:name="f3" draw:formula="logheight"/>
          </draw:enhanced-geometry>
        </draw:custom-shape>
        <draw:custom-shape draw:name="文本框 27" draw:style-name="gr10" draw:text-style-name="P5" draw:layer="layout" svg:width="25.602cm" svg:height="1.013cm" svg:x="2.673cm" svg:y="11.735cm">
          <text:p text:style-name="P16"><text:span text:style-name="T6">小组要频繁讨论，交换自己的想法</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8" draw:style-name="gr10" draw:text-style-name="P5" draw:layer="layout" svg:width="25.602cm" svg:height="1.013cm" svg:x="2.673cm" svg:y="13.318cm">
          <text:p text:style-name="P16"><text:span text:style-name="T6">多和老师交流，有什么不懂的就问</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8.624cm" svg:height="10.476cm" svg:x="1.482cm" svg:y="2.123cm" draw:page-number="3" presentation:class="page"/>
          <draw:frame presentation:style-name="pr4" draw:text-style-name="P9" draw:layer="layout" svg:width="17.271cm" svg:height="12.572cm" svg:x="2.159cm" svg:y="13.271cm" presentation:class="notes" presentation:placeholder="true">
            <draw:text-box/>
          </draw:frame>
        </presentation:notes>
      </draw:page>
      <draw:page draw:name="开发计划" draw:style-name="dp1" draw:master-page-name="仅标题" presentation:presentation-page-layout-name="AL1T19">
        <draw:frame draw:name="标题 1" presentation:style-name="pr2" draw:text-style-name="P11" draw:layer="layout" svg:width="30.139cm" svg:height="2.856cm" svg:x="1.861cm" svg:y="0cm" presentation:class="title" presentation:user-transformed="true">
          <draw:text-box>
            <text:p text:style-name="P10"><text:span text:style-name="T4">开发计划</text:span></text:p>
          </draw:text-box>
        </draw:frame>
        <draw:frame draw:name="灯片编号占位符 3" presentation:style-name="pr3" draw:text-style-name="P13" draw:layer="layout" svg:width="8.082cm" svg:height="0.572cm" svg:x="23.918cm" svg:y="17.33cm" presentation:class="page-number" presentation:user-transformed="true">
          <draw:text-box>
            <text:p text:style-name="P12"><text:span text:style-name="T5"><text:page-number>&lt;编号&gt;</text:page-number></text:span></text:p>
          </draw:text-box>
        </draw:frame>
        <draw:g draw:name="691ff9ac-1baf-47b6-971e-90b8fed2e25e">
          <draw:custom-shape draw:name="îṧļídé" draw:style-name="gr8" draw:text-style-name="P1" draw:layer="layout" svg:width="10.268cm" svg:height="15.873cm" svg:x="22.986cm" svg:y="2.999cm">
            <text:p/>
            <draw:enhanced-geometry draw:mirror-horizontal="false" draw:mirror-vertical="false" svg:viewBox="0 0 0 0" drawooo:sub-view-size="1208 1871" draw:text-areas="0 0 ?f80 ?f81" draw:type="ooxml-non-primitive" draw:enhanced-path="M 175 1664 C 179 1668 181 1678 179 1688 177 1696 177 1704 175 1716 181 1716 190 1720 202 1722 212 1725 220 1727 226 1727 224 1758 220 1806 213 1871 1031 1871 1031 1871 1031 1871 1031 1871 1031 1871 1031 1871 1035 1856 1039 1846 1041 1842 1045 1818 1051 1781 1055 1729 1059 1676 1065 1639 1071 1615 1076 1593 1086 1564 1100 1530 1123 1471 1135 1440 1135 1440 1155 1382 1165 1351 1167 1351 1180 1319 1194 1294 1208 1278 1206 1164 1202 1083 1196 1037 1188 957 1167 899 1135 856 1129 848 1116 836 1100 823 1080 805 1067 793 1061 787 1014 740 976 708 945 690 945 681 939 665 927 645 927 643 925 641 925 639 912 614 904 594 904 580 900 576 896 576 890 576 886 576 880 574 871 574 906 549 931 509 949 452 965 397 971 340 967 280 963 217 949 162 925 121 896 73 859 44 812 36 806 36 806 32 810 28 812 24 812 22 808 22 802 20 798 20 796 24 794 28 792 32 790 32 782 22 763 14 733 8 706 2 680 0 657 0 614 6 565 24 508 56 477 75 437 99 386 129 390 140 388 150 386 160 382 166 377 174 373 190 384 192 394 192 402 190 412 186 418 186 420 186 416 202 408 229 396 263 388 292 386 324 386 353 414 369 422 393 410 426 404 444 390 472 369 511 369 519 375 523 386 527 390 529 398 531 412 531 412 556 414 574 418 588 422 596 431 608 443 625 367 608 296 625 226 673 218 698 206 744 194 815 181 884 167 933 153 963 149 972 143 984 132 1002 128 1010 124 1016 120 1022 116 1030 112 1039 110 1045 108 1049 108 1053 106 1057 73 1134 53 1181 47 1201 24 1262 10 1319 6 1371 0 1457 8 1528 26 1578 55 1647 104 1676 175 1664 Z M 296 917 C 300 911 312 901 326 888 341 876 351 864 357 856 363 846 369 832 373 811 379 789 386 773 390 763 410 771 426 775 441 773 455 771 471 767 490 759 490 754 488 750 484 746 479 742 479 738 479 734 494 738 510 734 526 718 545 704 561 700 575 706 577 714 577 726 569 738 559 754 555 765 553 767 543 775 508 791 453 813 410 832 382 850 365 870 357 878 351 892 341 911 333 929 324 943 316 951 314 968 308 984 300 998 296 1008 286 1020 275 1037 267 1030 263 1022 261 1014 253 990 265 957 296 917 Z N">
              <draw:equation draw:name="f0" draw:formula="179*logwidth/1208"/>
              <draw:equation draw:name="f1" draw:formula="1688*logheight/1871"/>
              <draw:equation draw:name="f2" draw:formula="202*logwidth/1208"/>
              <draw:equation draw:name="f3" draw:formula="1722*logheight/1871"/>
              <draw:equation draw:name="f4" draw:formula="213*logwidth/1208"/>
              <draw:equation draw:name="f5" draw:formula="1871*logheight/1871"/>
              <draw:equation draw:name="f6" draw:formula="1031*logwidth/1208"/>
              <draw:equation draw:name="f7" draw:formula="1871*logheight/1871"/>
              <draw:equation draw:name="f8" draw:formula="1055*logwidth/1208"/>
              <draw:equation draw:name="f9" draw:formula="1729*logheight/1871"/>
              <draw:equation draw:name="f10" draw:formula="1100*logwidth/1208"/>
              <draw:equation draw:name="f11" draw:formula="1530*logheight/1871"/>
              <draw:equation draw:name="f12" draw:formula="1167*logwidth/1208"/>
              <draw:equation draw:name="f13" draw:formula="1351*logheight/1871"/>
              <draw:equation draw:name="f14" draw:formula="1196*logwidth/1208"/>
              <draw:equation draw:name="f15" draw:formula="1037*logheight/1871"/>
              <draw:equation draw:name="f16" draw:formula="1100*logwidth/1208"/>
              <draw:equation draw:name="f17" draw:formula="823*logheight/1871"/>
              <draw:equation draw:name="f18" draw:formula="945*logwidth/1208"/>
              <draw:equation draw:name="f19" draw:formula="690*logheight/1871"/>
              <draw:equation draw:name="f20" draw:formula="925*logwidth/1208"/>
              <draw:equation draw:name="f21" draw:formula="639*logheight/1871"/>
              <draw:equation draw:name="f22" draw:formula="890*logwidth/1208"/>
              <draw:equation draw:name="f23" draw:formula="576*logheight/1871"/>
              <draw:equation draw:name="f24" draw:formula="949*logwidth/1208"/>
              <draw:equation draw:name="f25" draw:formula="452*logheight/1871"/>
              <draw:equation draw:name="f26" draw:formula="925*logwidth/1208"/>
              <draw:equation draw:name="f27" draw:formula="121*logheight/1871"/>
              <draw:equation draw:name="f28" draw:formula="810*logwidth/1208"/>
              <draw:equation draw:name="f29" draw:formula="28*logheight/1871"/>
              <draw:equation draw:name="f30" draw:formula="796*logwidth/1208"/>
              <draw:equation draw:name="f31" draw:formula="24*logheight/1871"/>
              <draw:equation draw:name="f32" draw:formula="733*logwidth/1208"/>
              <draw:equation draw:name="f33" draw:formula="8*logheight/1871"/>
              <draw:equation draw:name="f34" draw:formula="508*logwidth/1208"/>
              <draw:equation draw:name="f35" draw:formula="56*logheight/1871"/>
              <draw:equation draw:name="f36" draw:formula="386*logwidth/1208"/>
              <draw:equation draw:name="f37" draw:formula="160*logheight/1871"/>
              <draw:equation draw:name="f38" draw:formula="402*logwidth/1208"/>
              <draw:equation draw:name="f39" draw:formula="190*logheight/1871"/>
              <draw:equation draw:name="f40" draw:formula="396*logwidth/1208"/>
              <draw:equation draw:name="f41" draw:formula="263*logheight/1871"/>
              <draw:equation draw:name="f42" draw:formula="410*logwidth/1208"/>
              <draw:equation draw:name="f43" draw:formula="426*logheight/1871"/>
              <draw:equation draw:name="f44" draw:formula="386*logwidth/1208"/>
              <draw:equation draw:name="f45" draw:formula="527*logheight/1871"/>
              <draw:equation draw:name="f46" draw:formula="418*logwidth/1208"/>
              <draw:equation draw:name="f47" draw:formula="588*logheight/1871"/>
              <draw:equation draw:name="f48" draw:formula="226*logwidth/1208"/>
              <draw:equation draw:name="f49" draw:formula="673*logheight/1871"/>
              <draw:equation draw:name="f50" draw:formula="153*logwidth/1208"/>
              <draw:equation draw:name="f51" draw:formula="963*logheight/1871"/>
              <draw:equation draw:name="f52" draw:formula="120*logwidth/1208"/>
              <draw:equation draw:name="f53" draw:formula="1022*logheight/1871"/>
              <draw:equation draw:name="f54" draw:formula="106*logwidth/1208"/>
              <draw:equation draw:name="f55" draw:formula="1057*logheight/1871"/>
              <draw:equation draw:name="f56" draw:formula="6*logwidth/1208"/>
              <draw:equation draw:name="f57" draw:formula="1371*logheight/1871"/>
              <draw:equation draw:name="f58" draw:formula="175*logwidth/1208"/>
              <draw:equation draw:name="f59" draw:formula="1664*logheight/1871"/>
              <draw:equation draw:name="f60" draw:formula="326*logwidth/1208"/>
              <draw:equation draw:name="f61" draw:formula="888*logheight/1871"/>
              <draw:equation draw:name="f62" draw:formula="373*logwidth/1208"/>
              <draw:equation draw:name="f63" draw:formula="811*logheight/1871"/>
              <draw:equation draw:name="f64" draw:formula="441*logwidth/1208"/>
              <draw:equation draw:name="f65" draw:formula="773*logheight/1871"/>
              <draw:equation draw:name="f66" draw:formula="484*logwidth/1208"/>
              <draw:equation draw:name="f67" draw:formula="746*logheight/1871"/>
              <draw:equation draw:name="f68" draw:formula="526*logwidth/1208"/>
              <draw:equation draw:name="f69" draw:formula="718*logheight/1871"/>
              <draw:equation draw:name="f70" draw:formula="569*logwidth/1208"/>
              <draw:equation draw:name="f71" draw:formula="738*logheight/1871"/>
              <draw:equation draw:name="f72" draw:formula="453*logwidth/1208"/>
              <draw:equation draw:name="f73" draw:formula="813*logheight/1871"/>
              <draw:equation draw:name="f74" draw:formula="341*logwidth/1208"/>
              <draw:equation draw:name="f75" draw:formula="911*logheight/1871"/>
              <draw:equation draw:name="f76" draw:formula="300*logwidth/1208"/>
              <draw:equation draw:name="f77" draw:formula="998*logheight/1871"/>
              <draw:equation draw:name="f78" draw:formula="261*logwidth/1208"/>
              <draw:equation draw:name="f79" draw:formula="1014*logheight/1871"/>
              <draw:equation draw:name="f80" draw:formula="logwidth"/>
              <draw:equation draw:name="f81" draw:formula="logheight"/>
            </draw:enhanced-geometry>
          </draw:custom-shape>
          <draw:custom-shape draw:name="îšľíďe" draw:style-name="gr9" draw:text-style-name="P14" draw:layer="layout" svg:width="0.642cm" svg:height="0.642cm" svg:x="1.847cm" svg:y="3.978cm">
            <text:p/>
            <draw:enhanced-geometry draw:mirror-horizontal="false" draw:mirror-vertical="false" svg:viewBox="0 0 0 0" drawooo:sub-view-size="21600 21600" draw:text-areas="0 0 ?f2 ?f3" draw:type="ooxml-non-primitive" draw:enhanced-path="M 10604 21600 C 4713 21600 0 16887 0 10996 0 5105 4713 0 10604 0 16495 0 21600 5105 21600 10996 21600 16887 16495 21600 10604 21600 Z M 16887 9818 C 16887 9425 16495 9033 16102 9033 12567 9033 12567 9033 12567 9033 12567 5498 12567 5498 12567 5498 12567 5105 12175 4713 11389 4713 9818 4713 9818 4713 9818 4713 9425 4713 9033 5105 9033 5498 9033 9033 9033 9033 9033 9033 5105 9033 5105 9033 5105 9033 4713 9033 4320 9425 4320 9818 4320 11782 4320 11782 4320 11782 4320 12175 4713 12567 5105 12567 9033 12567 9033 12567 9033 12567 9033 16102 9033 16102 9033 16102 9033 16887 9425 17280 9818 17280 11389 17280 11389 17280 11389 17280 12175 17280 12567 16887 12567 16102 12567 12567 12567 12567 12567 12567 16102 12567 16102 12567 16102 12567 16495 12567 16887 12175 16887 11782 L 16887 9818 Z N">
              <draw:equation draw:name="f0" draw:formula="logwidth/2"/>
              <draw:equation draw:name="f1" draw:formula="logheight/2"/>
              <draw:equation draw:name="f2" draw:formula="logwidth"/>
              <draw:equation draw:name="f3" draw:formula="logheight"/>
            </draw:enhanced-geometry>
          </draw:custom-shape>
          <draw:custom-shape draw:name="îş1ïḑê" draw:style-name="gr9" draw:text-style-name="P14" draw:layer="layout" svg:width="0.642cm" svg:height="0.642cm" svg:x="1.858cm" svg:y="5.881cm">
            <text:p/>
            <draw:enhanced-geometry draw:mirror-horizontal="false" draw:mirror-vertical="false" svg:viewBox="0 0 0 0" drawooo:sub-view-size="21600 21600" draw:text-areas="0 0 ?f2 ?f3" draw:type="ooxml-non-primitive" draw:enhanced-path="M 10604 21600 C 4713 21600 0 16887 0 10996 0 5105 4713 0 10604 0 16495 0 21600 5105 21600 10996 21600 16887 16495 21600 10604 21600 Z M 16887 9818 C 16887 9425 16495 9033 16102 9033 12567 9033 12567 9033 12567 9033 12567 5498 12567 5498 12567 5498 12567 5105 12175 4713 11389 4713 9818 4713 9818 4713 9818 4713 9425 4713 9033 5105 9033 5498 9033 9033 9033 9033 9033 9033 5105 9033 5105 9033 5105 9033 4713 9033 4320 9425 4320 9818 4320 11782 4320 11782 4320 11782 4320 12175 4713 12567 5105 12567 9033 12567 9033 12567 9033 12567 9033 16102 9033 16102 9033 16102 9033 16887 9425 17280 9818 17280 11389 17280 11389 17280 11389 17280 12175 17280 12567 16887 12567 16102 12567 12567 12567 12567 12567 12567 16102 12567 16102 12567 16102 12567 16495 12567 16887 12175 16887 11782 L 16887 9818 Z N">
              <draw:equation draw:name="f0" draw:formula="logwidth/2"/>
              <draw:equation draw:name="f1" draw:formula="logheight/2"/>
              <draw:equation draw:name="f2" draw:formula="logwidth"/>
              <draw:equation draw:name="f3" draw:formula="logheight"/>
            </draw:enhanced-geometry>
          </draw:custom-shape>
        </draw:g>
        <draw:custom-shape draw:name="îş1ïḑê" draw:style-name="gr9" draw:text-style-name="P14" draw:layer="layout" svg:width="0.642cm" svg:height="0.642cm" svg:x="1.847cm" svg:y="7.881cm">
          <text:p/>
          <draw:enhanced-geometry draw:mirror-horizontal="false" draw:mirror-vertical="false" svg:viewBox="0 0 0 0" drawooo:sub-view-size="21600 21600" draw:text-areas="0 0 ?f2 ?f3" draw:type="ooxml-non-primitive" draw:enhanced-path="M 10604 21600 C 4713 21600 0 16887 0 10996 0 5105 4713 0 10604 0 16495 0 21600 5105 21600 10996 21600 16887 16495 21600 10604 21600 Z M 16887 9818 C 16887 9425 16495 9033 16102 9033 12567 9033 12567 9033 12567 9033 12567 5498 12567 5498 12567 5498 12567 5105 12175 4713 11389 4713 9818 4713 9818 4713 9818 4713 9425 4713 9033 5105 9033 5498 9033 9033 9033 9033 9033 9033 5105 9033 5105 9033 5105 9033 4713 9033 4320 9425 4320 9818 4320 11782 4320 11782 4320 11782 4320 12175 4713 12567 5105 12567 9033 12567 9033 12567 9033 12567 9033 16102 9033 16102 9033 16102 9033 16887 9425 17280 9818 17280 11389 17280 11389 17280 11389 17280 12175 17280 12567 16887 12567 16102 12567 12567 12567 12567 12567 12567 16102 12567 16102 12567 16102 12567 16495 12567 16887 12175 16887 11782 L 16887 9818 Z N">
            <draw:equation draw:name="f0" draw:formula="logwidth/2"/>
            <draw:equation draw:name="f1" draw:formula="logheight/2"/>
            <draw:equation draw:name="f2" draw:formula="logwidth"/>
            <draw:equation draw:name="f3" draw:formula="logheight"/>
          </draw:enhanced-geometry>
        </draw:custom-shape>
        <draw:custom-shape draw:name="îş1ïḑê" draw:style-name="gr9" draw:text-style-name="P14" draw:layer="layout" svg:width="0.642cm" svg:height="0.642cm" svg:x="1.847cm" svg:y="9.682cm">
          <text:p/>
          <draw:enhanced-geometry draw:mirror-horizontal="false" draw:mirror-vertical="false" svg:viewBox="0 0 0 0" drawooo:sub-view-size="21600 21600" draw:text-areas="0 0 ?f2 ?f3" draw:type="ooxml-non-primitive" draw:enhanced-path="M 10604 21600 C 4713 21600 0 16887 0 10996 0 5105 4713 0 10604 0 16495 0 21600 5105 21600 10996 21600 16887 16495 21600 10604 21600 Z M 16887 9818 C 16887 9425 16495 9033 16102 9033 12567 9033 12567 9033 12567 9033 12567 5498 12567 5498 12567 5498 12567 5105 12175 4713 11389 4713 9818 4713 9818 4713 9818 4713 9425 4713 9033 5105 9033 5498 9033 9033 9033 9033 9033 9033 5105 9033 5105 9033 5105 9033 4713 9033 4320 9425 4320 9818 4320 11782 4320 11782 4320 11782 4320 12175 4713 12567 5105 12567 9033 12567 9033 12567 9033 12567 9033 16102 9033 16102 9033 16102 9033 16887 9425 17280 9818 17280 11389 17280 11389 17280 11389 17280 12175 17280 12567 16887 12567 16102 12567 12567 12567 12567 12567 12567 16102 12567 16102 12567 16102 12567 16495 12567 16887 12175 16887 11782 L 16887 9818 Z N">
            <draw:equation draw:name="f0" draw:formula="logwidth/2"/>
            <draw:equation draw:name="f1" draw:formula="logheight/2"/>
            <draw:equation draw:name="f2" draw:formula="logwidth"/>
            <draw:equation draw:name="f3" draw:formula="logheight"/>
          </draw:enhanced-geometry>
        </draw:custom-shape>
        <draw:custom-shape draw:name="文本框 22" draw:style-name="gr10" draw:text-style-name="P5" draw:layer="layout" svg:width="25.602cm" svg:height="1.013cm" svg:x="2.81cm" svg:y="3.751cm">
          <text:p text:style-name="P15"><text:span text:style-name="T6">完成第一次迭代</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3" draw:style-name="gr10" draw:text-style-name="P5" draw:layer="layout" svg:width="25.602cm" svg:height="1.775cm" svg:x="2.732cm" svg:y="5.729cm">
          <text:p text:style-name="P16"><text:span text:style-name="T6">寒假复习巩固</text:span><text:span text:style-name="T6">c++</text:span><text:span text:style-name="T6">的相关知识，熟悉、学习网络协议和用到的相关知识，学习、了解语音、视频流媒体等</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4" draw:style-name="gr10" draw:text-style-name="P5" draw:layer="layout" svg:width="25.602cm" svg:height="1.013cm" svg:x="2.741cm" svg:y="7.699cm">
          <text:p text:style-name="P16"><text:span text:style-name="T6">巩固用况建模、健壮性分析、面向对象设计等方法</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5" draw:style-name="gr10" draw:text-style-name="P5" draw:layer="layout" svg:width="25.602cm" svg:height="1.013cm" svg:x="2.758cm" svg:y="9.499cm">
          <text:p text:style-name="P16"><text:span text:style-name="T6">开学后分析好其他几个用况，陆续完成迭代</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8.624cm" svg:height="10.476cm" svg:x="1.482cm" svg:y="2.123cm" draw:page-number="4" presentation:class="page"/>
          <draw:frame presentation:style-name="pr4" draw:text-style-name="P9" draw:layer="layout" svg:width="17.271cm" svg:height="12.572cm" svg:x="2.159cm" svg:y="13.271cm" presentation:class="notes" presentation:placeholder="true">
            <draw:text-box/>
          </draw:frame>
        </presentation:notes>
      </draw:page>
      <draw:page draw:name="愿景" draw:style-name="dp1" draw:master-page-name="仅标题" presentation:presentation-page-layout-name="AL1T19">
        <draw:frame draw:name="标题 1" presentation:style-name="pr2" draw:text-style-name="P11" draw:layer="layout" svg:width="30.139cm" svg:height="2.856cm" svg:x="1.861cm" svg:y="0cm" presentation:class="title" presentation:user-transformed="true">
          <draw:text-box>
            <text:p text:style-name="P10"><text:span text:style-name="T4">愿景</text:span></text:p>
          </draw:text-box>
        </draw:frame>
        <draw:frame draw:name="灯片编号占位符 3" presentation:style-name="pr3" draw:text-style-name="P13" draw:layer="layout" svg:width="8.082cm" svg:height="0.572cm" svg:x="23.918cm" svg:y="17.33cm" presentation:class="page-number" presentation:user-transformed="true">
          <draw:text-box>
            <text:p text:style-name="P12"><text:span text:style-name="T5"><text:page-number>&lt;编号&gt;</text:page-number></text:span></text:p>
          </draw:text-box>
        </draw:frame>
        <draw:g draw:name="691ff9ac-1baf-47b6-971e-90b8fed2e25e">
          <draw:custom-shape draw:name="îṧļídé" draw:style-name="gr8" draw:text-style-name="P1" draw:layer="layout" svg:width="10.268cm" svg:height="15.873cm" svg:x="22.986cm" svg:y="2.999cm">
            <text:p/>
            <draw:enhanced-geometry draw:mirror-horizontal="false" draw:mirror-vertical="false" svg:viewBox="0 0 0 0" drawooo:sub-view-size="1208 1871" draw:text-areas="0 0 ?f80 ?f81" draw:type="ooxml-non-primitive" draw:enhanced-path="M 175 1664 C 179 1668 181 1678 179 1688 177 1696 177 1704 175 1716 181 1716 190 1720 202 1722 212 1725 220 1727 226 1727 224 1758 220 1806 213 1871 1031 1871 1031 1871 1031 1871 1031 1871 1031 1871 1031 1871 1035 1856 1039 1846 1041 1842 1045 1818 1051 1781 1055 1729 1059 1676 1065 1639 1071 1615 1076 1593 1086 1564 1100 1530 1123 1471 1135 1440 1135 1440 1155 1382 1165 1351 1167 1351 1180 1319 1194 1294 1208 1278 1206 1164 1202 1083 1196 1037 1188 957 1167 899 1135 856 1129 848 1116 836 1100 823 1080 805 1067 793 1061 787 1014 740 976 708 945 690 945 681 939 665 927 645 927 643 925 641 925 639 912 614 904 594 904 580 900 576 896 576 890 576 886 576 880 574 871 574 906 549 931 509 949 452 965 397 971 340 967 280 963 217 949 162 925 121 896 73 859 44 812 36 806 36 806 32 810 28 812 24 812 22 808 22 802 20 798 20 796 24 794 28 792 32 790 32 782 22 763 14 733 8 706 2 680 0 657 0 614 6 565 24 508 56 477 75 437 99 386 129 390 140 388 150 386 160 382 166 377 174 373 190 384 192 394 192 402 190 412 186 418 186 420 186 416 202 408 229 396 263 388 292 386 324 386 353 414 369 422 393 410 426 404 444 390 472 369 511 369 519 375 523 386 527 390 529 398 531 412 531 412 556 414 574 418 588 422 596 431 608 443 625 367 608 296 625 226 673 218 698 206 744 194 815 181 884 167 933 153 963 149 972 143 984 132 1002 128 1010 124 1016 120 1022 116 1030 112 1039 110 1045 108 1049 108 1053 106 1057 73 1134 53 1181 47 1201 24 1262 10 1319 6 1371 0 1457 8 1528 26 1578 55 1647 104 1676 175 1664 Z M 296 917 C 300 911 312 901 326 888 341 876 351 864 357 856 363 846 369 832 373 811 379 789 386 773 390 763 410 771 426 775 441 773 455 771 471 767 490 759 490 754 488 750 484 746 479 742 479 738 479 734 494 738 510 734 526 718 545 704 561 700 575 706 577 714 577 726 569 738 559 754 555 765 553 767 543 775 508 791 453 813 410 832 382 850 365 870 357 878 351 892 341 911 333 929 324 943 316 951 314 968 308 984 300 998 296 1008 286 1020 275 1037 267 1030 263 1022 261 1014 253 990 265 957 296 917 Z N">
              <draw:equation draw:name="f0" draw:formula="179*logwidth/1208"/>
              <draw:equation draw:name="f1" draw:formula="1688*logheight/1871"/>
              <draw:equation draw:name="f2" draw:formula="202*logwidth/1208"/>
              <draw:equation draw:name="f3" draw:formula="1722*logheight/1871"/>
              <draw:equation draw:name="f4" draw:formula="213*logwidth/1208"/>
              <draw:equation draw:name="f5" draw:formula="1871*logheight/1871"/>
              <draw:equation draw:name="f6" draw:formula="1031*logwidth/1208"/>
              <draw:equation draw:name="f7" draw:formula="1871*logheight/1871"/>
              <draw:equation draw:name="f8" draw:formula="1055*logwidth/1208"/>
              <draw:equation draw:name="f9" draw:formula="1729*logheight/1871"/>
              <draw:equation draw:name="f10" draw:formula="1100*logwidth/1208"/>
              <draw:equation draw:name="f11" draw:formula="1530*logheight/1871"/>
              <draw:equation draw:name="f12" draw:formula="1167*logwidth/1208"/>
              <draw:equation draw:name="f13" draw:formula="1351*logheight/1871"/>
              <draw:equation draw:name="f14" draw:formula="1196*logwidth/1208"/>
              <draw:equation draw:name="f15" draw:formula="1037*logheight/1871"/>
              <draw:equation draw:name="f16" draw:formula="1100*logwidth/1208"/>
              <draw:equation draw:name="f17" draw:formula="823*logheight/1871"/>
              <draw:equation draw:name="f18" draw:formula="945*logwidth/1208"/>
              <draw:equation draw:name="f19" draw:formula="690*logheight/1871"/>
              <draw:equation draw:name="f20" draw:formula="925*logwidth/1208"/>
              <draw:equation draw:name="f21" draw:formula="639*logheight/1871"/>
              <draw:equation draw:name="f22" draw:formula="890*logwidth/1208"/>
              <draw:equation draw:name="f23" draw:formula="576*logheight/1871"/>
              <draw:equation draw:name="f24" draw:formula="949*logwidth/1208"/>
              <draw:equation draw:name="f25" draw:formula="452*logheight/1871"/>
              <draw:equation draw:name="f26" draw:formula="925*logwidth/1208"/>
              <draw:equation draw:name="f27" draw:formula="121*logheight/1871"/>
              <draw:equation draw:name="f28" draw:formula="810*logwidth/1208"/>
              <draw:equation draw:name="f29" draw:formula="28*logheight/1871"/>
              <draw:equation draw:name="f30" draw:formula="796*logwidth/1208"/>
              <draw:equation draw:name="f31" draw:formula="24*logheight/1871"/>
              <draw:equation draw:name="f32" draw:formula="733*logwidth/1208"/>
              <draw:equation draw:name="f33" draw:formula="8*logheight/1871"/>
              <draw:equation draw:name="f34" draw:formula="508*logwidth/1208"/>
              <draw:equation draw:name="f35" draw:formula="56*logheight/1871"/>
              <draw:equation draw:name="f36" draw:formula="386*logwidth/1208"/>
              <draw:equation draw:name="f37" draw:formula="160*logheight/1871"/>
              <draw:equation draw:name="f38" draw:formula="402*logwidth/1208"/>
              <draw:equation draw:name="f39" draw:formula="190*logheight/1871"/>
              <draw:equation draw:name="f40" draw:formula="396*logwidth/1208"/>
              <draw:equation draw:name="f41" draw:formula="263*logheight/1871"/>
              <draw:equation draw:name="f42" draw:formula="410*logwidth/1208"/>
              <draw:equation draw:name="f43" draw:formula="426*logheight/1871"/>
              <draw:equation draw:name="f44" draw:formula="386*logwidth/1208"/>
              <draw:equation draw:name="f45" draw:formula="527*logheight/1871"/>
              <draw:equation draw:name="f46" draw:formula="418*logwidth/1208"/>
              <draw:equation draw:name="f47" draw:formula="588*logheight/1871"/>
              <draw:equation draw:name="f48" draw:formula="226*logwidth/1208"/>
              <draw:equation draw:name="f49" draw:formula="673*logheight/1871"/>
              <draw:equation draw:name="f50" draw:formula="153*logwidth/1208"/>
              <draw:equation draw:name="f51" draw:formula="963*logheight/1871"/>
              <draw:equation draw:name="f52" draw:formula="120*logwidth/1208"/>
              <draw:equation draw:name="f53" draw:formula="1022*logheight/1871"/>
              <draw:equation draw:name="f54" draw:formula="106*logwidth/1208"/>
              <draw:equation draw:name="f55" draw:formula="1057*logheight/1871"/>
              <draw:equation draw:name="f56" draw:formula="6*logwidth/1208"/>
              <draw:equation draw:name="f57" draw:formula="1371*logheight/1871"/>
              <draw:equation draw:name="f58" draw:formula="175*logwidth/1208"/>
              <draw:equation draw:name="f59" draw:formula="1664*logheight/1871"/>
              <draw:equation draw:name="f60" draw:formula="326*logwidth/1208"/>
              <draw:equation draw:name="f61" draw:formula="888*logheight/1871"/>
              <draw:equation draw:name="f62" draw:formula="373*logwidth/1208"/>
              <draw:equation draw:name="f63" draw:formula="811*logheight/1871"/>
              <draw:equation draw:name="f64" draw:formula="441*logwidth/1208"/>
              <draw:equation draw:name="f65" draw:formula="773*logheight/1871"/>
              <draw:equation draw:name="f66" draw:formula="484*logwidth/1208"/>
              <draw:equation draw:name="f67" draw:formula="746*logheight/1871"/>
              <draw:equation draw:name="f68" draw:formula="526*logwidth/1208"/>
              <draw:equation draw:name="f69" draw:formula="718*logheight/1871"/>
              <draw:equation draw:name="f70" draw:formula="569*logwidth/1208"/>
              <draw:equation draw:name="f71" draw:formula="738*logheight/1871"/>
              <draw:equation draw:name="f72" draw:formula="453*logwidth/1208"/>
              <draw:equation draw:name="f73" draw:formula="813*logheight/1871"/>
              <draw:equation draw:name="f74" draw:formula="341*logwidth/1208"/>
              <draw:equation draw:name="f75" draw:formula="911*logheight/1871"/>
              <draw:equation draw:name="f76" draw:formula="300*logwidth/1208"/>
              <draw:equation draw:name="f77" draw:formula="998*logheight/1871"/>
              <draw:equation draw:name="f78" draw:formula="261*logwidth/1208"/>
              <draw:equation draw:name="f79" draw:formula="1014*logheight/1871"/>
              <draw:equation draw:name="f80" draw:formula="logwidth"/>
              <draw:equation draw:name="f81" draw:formula="logheight"/>
            </draw:enhanced-geometry>
          </draw:custom-shape>
          <draw:custom-shape draw:name="îšľíďe" draw:style-name="gr9" draw:text-style-name="P14" draw:layer="layout" svg:width="0.642cm" svg:height="0.642cm" svg:x="1.847cm" svg:y="3.978cm">
            <text:p/>
            <draw:enhanced-geometry draw:mirror-horizontal="false" draw:mirror-vertical="false" svg:viewBox="0 0 0 0" drawooo:sub-view-size="21600 21600" draw:text-areas="0 0 ?f2 ?f3" draw:type="ooxml-non-primitive" draw:enhanced-path="M 10604 21600 C 4713 21600 0 16887 0 10996 0 5105 4713 0 10604 0 16495 0 21600 5105 21600 10996 21600 16887 16495 21600 10604 21600 Z M 16887 9818 C 16887 9425 16495 9033 16102 9033 12567 9033 12567 9033 12567 9033 12567 5498 12567 5498 12567 5498 12567 5105 12175 4713 11389 4713 9818 4713 9818 4713 9818 4713 9425 4713 9033 5105 9033 5498 9033 9033 9033 9033 9033 9033 5105 9033 5105 9033 5105 9033 4713 9033 4320 9425 4320 9818 4320 11782 4320 11782 4320 11782 4320 12175 4713 12567 5105 12567 9033 12567 9033 12567 9033 12567 9033 16102 9033 16102 9033 16102 9033 16887 9425 17280 9818 17280 11389 17280 11389 17280 11389 17280 12175 17280 12567 16887 12567 16102 12567 12567 12567 12567 12567 12567 16102 12567 16102 12567 16102 12567 16495 12567 16887 12175 16887 11782 L 16887 9818 Z N">
              <draw:equation draw:name="f0" draw:formula="logwidth/2"/>
              <draw:equation draw:name="f1" draw:formula="logheight/2"/>
              <draw:equation draw:name="f2" draw:formula="logwidth"/>
              <draw:equation draw:name="f3" draw:formula="logheight"/>
            </draw:enhanced-geometry>
          </draw:custom-shape>
          <draw:custom-shape draw:name="îş1ïḑê" draw:style-name="gr9" draw:text-style-name="P14" draw:layer="layout" svg:width="0.642cm" svg:height="0.642cm" svg:x="1.858cm" svg:y="5.881cm">
            <text:p/>
            <draw:enhanced-geometry draw:mirror-horizontal="false" draw:mirror-vertical="false" svg:viewBox="0 0 0 0" drawooo:sub-view-size="21600 21600" draw:text-areas="0 0 ?f2 ?f3" draw:type="ooxml-non-primitive" draw:enhanced-path="M 10604 21600 C 4713 21600 0 16887 0 10996 0 5105 4713 0 10604 0 16495 0 21600 5105 21600 10996 21600 16887 16495 21600 10604 21600 Z M 16887 9818 C 16887 9425 16495 9033 16102 9033 12567 9033 12567 9033 12567 9033 12567 5498 12567 5498 12567 5498 12567 5105 12175 4713 11389 4713 9818 4713 9818 4713 9818 4713 9425 4713 9033 5105 9033 5498 9033 9033 9033 9033 9033 9033 5105 9033 5105 9033 5105 9033 4713 9033 4320 9425 4320 9818 4320 11782 4320 11782 4320 11782 4320 12175 4713 12567 5105 12567 9033 12567 9033 12567 9033 12567 9033 16102 9033 16102 9033 16102 9033 16887 9425 17280 9818 17280 11389 17280 11389 17280 11389 17280 12175 17280 12567 16887 12567 16102 12567 12567 12567 12567 12567 12567 16102 12567 16102 12567 16102 12567 16495 12567 16887 12175 16887 11782 L 16887 9818 Z N">
              <draw:equation draw:name="f0" draw:formula="logwidth/2"/>
              <draw:equation draw:name="f1" draw:formula="logheight/2"/>
              <draw:equation draw:name="f2" draw:formula="logwidth"/>
              <draw:equation draw:name="f3" draw:formula="logheight"/>
            </draw:enhanced-geometry>
          </draw:custom-shape>
        </draw:g>
        <draw:custom-shape draw:name="îş1ïḑê" draw:style-name="gr9" draw:text-style-name="P14" draw:layer="layout" svg:width="0.642cm" svg:height="0.642cm" svg:x="1.847cm" svg:y="7.881cm">
          <text:p/>
          <draw:enhanced-geometry draw:mirror-horizontal="false" draw:mirror-vertical="false" svg:viewBox="0 0 0 0" drawooo:sub-view-size="21600 21600" draw:text-areas="0 0 ?f2 ?f3" draw:type="ooxml-non-primitive" draw:enhanced-path="M 10604 21600 C 4713 21600 0 16887 0 10996 0 5105 4713 0 10604 0 16495 0 21600 5105 21600 10996 21600 16887 16495 21600 10604 21600 Z M 16887 9818 C 16887 9425 16495 9033 16102 9033 12567 9033 12567 9033 12567 9033 12567 5498 12567 5498 12567 5498 12567 5105 12175 4713 11389 4713 9818 4713 9818 4713 9818 4713 9425 4713 9033 5105 9033 5498 9033 9033 9033 9033 9033 9033 5105 9033 5105 9033 5105 9033 4713 9033 4320 9425 4320 9818 4320 11782 4320 11782 4320 11782 4320 12175 4713 12567 5105 12567 9033 12567 9033 12567 9033 12567 9033 16102 9033 16102 9033 16102 9033 16887 9425 17280 9818 17280 11389 17280 11389 17280 11389 17280 12175 17280 12567 16887 12567 16102 12567 12567 12567 12567 12567 12567 16102 12567 16102 12567 16102 12567 16495 12567 16887 12175 16887 11782 L 16887 9818 Z N">
            <draw:equation draw:name="f0" draw:formula="logwidth/2"/>
            <draw:equation draw:name="f1" draw:formula="logheight/2"/>
            <draw:equation draw:name="f2" draw:formula="logwidth"/>
            <draw:equation draw:name="f3" draw:formula="logheight"/>
          </draw:enhanced-geometry>
        </draw:custom-shape>
        <draw:custom-shape draw:name="文本框 22" draw:style-name="gr10" draw:text-style-name="P5" draw:layer="layout" svg:width="25.602cm" svg:height="1.013cm" svg:x="2.81cm" svg:y="3.751cm">
          <text:p text:style-name="P15"><text:span text:style-name="T6">项目能够越来越接近</text:span><text:span text:style-name="T6">qq</text:span><text:span text:style-name="T6">、微信等聊天软件</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3" draw:style-name="gr10" draw:text-style-name="P5" draw:layer="layout" svg:width="25.602cm" svg:height="1.013cm" svg:x="2.732cm" svg:y="5.729cm">
          <text:p text:style-name="P16"><text:span text:style-name="T6">不断完善一些基本功能，能够有创新更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4" draw:style-name="gr10" draw:text-style-name="P5" draw:layer="layout" svg:width="25.602cm" svg:height="1.013cm" svg:x="2.741cm" svg:y="7.699cm">
          <text:p text:style-name="P16"><text:span text:style-name="T6">能够通过和小组成员一起对项目的开发，学习、掌握项目开发的一系列流程和技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8.624cm" svg:height="10.476cm" svg:x="1.482cm" svg:y="2.123cm" draw:page-number="5" presentation:class="page"/>
          <draw:frame presentation:style-name="pr4" draw:text-style-name="P9" draw:layer="layout" svg:width="17.271cm" svg:height="12.572cm" svg:x="2.159cm" svg:y="13.271cm" presentation:class="notes" presentation:placeholder="true">
            <draw:text-box/>
          </draw:frame>
        </presentation:notes>
      </draw:page>
      <draw:page draw:name="自我评价" draw:style-name="dp1" draw:master-page-name="仅标题" presentation:presentation-page-layout-name="AL1T19">
        <draw:frame draw:name="标题 1" presentation:style-name="pr2" draw:text-style-name="P11" draw:layer="layout" svg:width="30.139cm" svg:height="2.856cm" svg:x="1.861cm" svg:y="0cm" presentation:class="title" presentation:user-transformed="true">
          <draw:text-box>
            <text:p text:style-name="P10"><text:span text:style-name="T4">自我评价</text:span></text:p>
          </draw:text-box>
        </draw:frame>
        <draw:frame draw:name="灯片编号占位符 3" presentation:style-name="pr3" draw:text-style-name="P13" draw:layer="layout" svg:width="8.082cm" svg:height="0.572cm" svg:x="23.918cm" svg:y="17.33cm" presentation:class="page-number" presentation:user-transformed="true">
          <draw:text-box>
            <text:p text:style-name="P12"><text:span text:style-name="T5"><text:page-number>&lt;编号&gt;</text:page-number></text:span></text:p>
          </draw:text-box>
        </draw:frame>
        <draw:custom-shape draw:name="文本框 22" draw:style-name="gr10" draw:text-style-name="P5" draw:layer="layout" svg:width="25.602cm" svg:height="4.309cm" svg:x="2.81cm" svg:y="3.751cm">
          <text:p text:style-name="P15"><text:span text:style-name="T7">没有及时地找准项目定位，天马行空是不切实际的。没有很好的理解一些定义的基本概念就开始写涉众、用况那些了，导致做了很多无用功，但是从中也学会了很多。作为组员，没有很好地和组长一起商量安排好项目的进度。</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8.624cm" svg:height="10.476cm" svg:x="1.482cm" svg:y="2.123cm" draw:page-number="6" presentation:class="page"/>
          <draw:frame presentation:style-name="pr4"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微软雅黑" svg:font-family="微软雅黑"/>
    <style:font-face style:name="华文黑体1" svg:font-family="华文黑体" style:font-family-generic="modern"/>
    <style:font-face style:name="FreeSans1"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FreeSans" svg:font-family="FreeSans" style:font-family-generic="system" style:font-pitch="variable"/>
    <style:font-face style:name="华文黑体" svg:font-family="华文黑体"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华文黑体" style:font-size-asian="24pt" style:language-asian="zh" style:country-asian="CN" style:font-name-complex="华文黑体"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华文黑体" style:font-family-asian="华文黑体"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标题幻灯片-background" style:family="presentation">
      <style:graphic-properties draw:stroke="none" draw:fill="solid" draw:fill-color="#ffffff"/>
      <style:text-properties style:letter-kerning="true"/>
    </style:style>
    <style:style style:name="标题幻灯片-backgroundobjects" style:family="presentation">
      <style:graphic-properties draw:textarea-horizontal-align="justify" draw:shadow="hidden" draw:shadow-offset-x="0.2cm" draw:shadow-offset-y="0.2cm" draw:shadow-color="#808080"/>
      <style:text-properties style:letter-kerning="true"/>
    </style:style>
    <style:style style:name="标题幻灯片-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华文黑体" style:font-family-asian="华文黑体"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标题幻灯片-outline1" style:family="presentation">
      <style:graphic-properties draw:stroke="none" draw:fill="none" draw:auto-grow-height="false" draw:fit-to-size="shrink-to-fit" style:shrink-to-fit="true">
        <text:list-style style:name="标题幻灯片-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zh" fo:country="CN" fo:font-style="normal" fo:text-shadow="none" style:text-underline-style="none" fo:font-weight="normal" style:letter-kerning="true" fo:background-color="transparent" style:font-name-asian="微软雅黑" style:font-family-asian="微软雅黑" style:font-size-asian="20pt" style:language-asian="zh" style:country-asian="CN" style:font-style-asian="normal" style:font-weight-asian="normal" style:font-name-complex="FreeSans" style:font-family-complex="FreeSans" style:font-family-generic-complex="system" style:font-pitch-complex="variable" style:font-size-complex="20pt" style:language-complex="zh" style:country-complex="CN" style:font-style-complex="normal" style:font-weight-complex="normal" style:text-emphasize="none" style:font-relief="none" style:text-overline-style="none" style:text-overline-color="font-color" fo:hyphenate="false"/>
    </style:style>
    <style:style style:name="标题幻灯片-outline2" style:family="presentation" style:parent-style-name="标题幻灯片-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微软雅黑" style:font-family-asian="微软雅黑" style:font-size-asian="16pt" style:font-style-asian="normal" style:font-weight-asian="normal" style:font-size-complex="16pt" style:font-style-complex="normal" style:font-weight-complex="normal" fo:hyphenate="false"/>
    </style:style>
    <style:style style:name="标题幻灯片-outline3" style:family="presentation" style:parent-style-name="标题幻灯片-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微软雅黑" style:font-family-asian="微软雅黑" style:font-size-asian="14pt" style:font-style-asian="normal" style:font-weight-asian="normal" style:font-size-complex="14pt" style:font-style-complex="normal" style:font-weight-complex="normal" fo:hyphenate="false"/>
    </style:style>
    <style:style style:name="标题幻灯片-outline4" style:family="presentation" style:parent-style-name="标题幻灯片-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微软雅黑" style:font-family-asian="微软雅黑" style:font-size-asian="14pt" style:font-style-asian="normal" style:font-weight-asian="normal" style:font-size-complex="14pt" style:font-style-complex="normal" style:font-weight-complex="normal" fo:hyphenate="false"/>
    </style:style>
    <style:style style:name="标题幻灯片-outline5" style:family="presentation" style:parent-style-name="标题幻灯片-outline4">
      <style:paragraph-properties fo:margin-top="0.1cm" fo:margin-bottom="0cm"/>
      <style:text-properties fo:font-size="20pt" style:font-size-asian="20pt" style:font-size-complex="20pt"/>
    </style:style>
    <style:style style:name="标题幻灯片-outline6" style:family="presentation" style:parent-style-name="标题幻灯片-outline5">
      <style:paragraph-properties fo:margin-top="0.1cm" fo:margin-bottom="0cm"/>
      <style:text-properties fo:font-size="20pt" style:font-size-asian="20pt" style:font-size-complex="20pt"/>
    </style:style>
    <style:style style:name="标题幻灯片-outline7" style:family="presentation" style:parent-style-name="标题幻灯片-outline6">
      <style:paragraph-properties fo:margin-top="0.1cm" fo:margin-bottom="0cm"/>
      <style:text-properties fo:font-size="20pt" style:font-size-asian="20pt" style:font-size-complex="20pt"/>
    </style:style>
    <style:style style:name="标题幻灯片-outline8" style:family="presentation" style:parent-style-name="标题幻灯片-outline7">
      <style:paragraph-properties fo:margin-top="0.1cm" fo:margin-bottom="0cm"/>
      <style:text-properties fo:font-size="20pt" style:font-size-asian="20pt" style:font-size-complex="20pt"/>
    </style:style>
    <style:style style:name="标题幻灯片-outline9" style:family="presentation" style:parent-style-name="标题幻灯片-outline8">
      <style:paragraph-properties fo:margin-top="0.1cm" fo:margin-bottom="0cm"/>
      <style:text-properties fo:font-size="20pt" style:font-size-asian="20pt" style:font-size-complex="20pt"/>
    </style:style>
    <style:style style:name="标题幻灯片-subtitle" style:family="presentation">
      <style:graphic-properties draw:stroke="none" draw:fill="none" draw:textarea-vertical-align="middle">
        <text:list-style style:name="标题幻灯片-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华文黑体" style:font-family-asian="华文黑体"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标题幻灯片-title" style:family="presentation">
      <style:graphic-properties draw:stroke="none" draw:fill="none" draw:textarea-vertical-align="middle">
        <text:list-style style:name="标题幻灯片-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zh" fo:country="CN" fo:font-style="normal" fo:text-shadow="none" style:text-underline-style="none" fo:font-weight="normal" style:letter-kerning="true" fo:background-color="transparent" style:font-name-asian="微软雅黑" style:font-family-asian="微软雅黑"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空白-background" style:family="presentation">
      <style:graphic-properties draw:stroke="none" draw:fill="solid" draw:fill-color="#ffffff"/>
      <style:text-properties style:letter-kerning="true"/>
    </style:style>
    <style:style style:name="空白-backgroundobjects" style:family="presentation">
      <style:graphic-properties draw:textarea-horizontal-align="justify" draw:shadow="hidden" draw:shadow-offset-x="0.2cm" draw:shadow-offset-y="0.2cm" draw:shadow-color="#808080"/>
      <style:text-properties style:letter-kerning="true"/>
    </style:style>
    <style:style style:name="空白-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华文黑体" style:font-family-asian="华文黑体"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空白-outline1" style:family="presentation">
      <style:graphic-properties draw:stroke="none" draw:fill="none" draw:auto-grow-height="false" draw:fit-to-size="shrink-to-fit" style:shrink-to-fit="true">
        <text:list-style style:name="空白-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zh" fo:country="CN" fo:font-style="normal" fo:text-shadow="none" style:text-underline-style="none" fo:font-weight="normal" style:letter-kerning="true" fo:background-color="transparent" style:font-name-asian="微软雅黑" style:font-family-asian="微软雅黑" style:font-size-asian="20pt" style:language-asian="zh" style:country-asian="CN" style:font-style-asian="normal" style:font-weight-asian="normal" style:font-name-complex="FreeSans" style:font-family-complex="FreeSans" style:font-family-generic-complex="system" style:font-pitch-complex="variable" style:font-size-complex="20pt" style:language-complex="zh" style:country-complex="CN" style:font-style-complex="normal" style:font-weight-complex="normal" style:text-emphasize="none" style:font-relief="none" style:text-overline-style="none" style:text-overline-color="font-color" fo:hyphenate="false"/>
    </style:style>
    <style:style style:name="空白-outline2" style:family="presentation" style:parent-style-name="空白-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微软雅黑" style:font-family-asian="微软雅黑" style:font-size-asian="16pt" style:font-style-asian="normal" style:font-weight-asian="normal" style:font-size-complex="16pt" style:font-style-complex="normal" style:font-weight-complex="normal" fo:hyphenate="false"/>
    </style:style>
    <style:style style:name="空白-outline3" style:family="presentation" style:parent-style-name="空白-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微软雅黑" style:font-family-asian="微软雅黑" style:font-size-asian="14pt" style:font-style-asian="normal" style:font-weight-asian="normal" style:font-size-complex="14pt" style:font-style-complex="normal" style:font-weight-complex="normal" fo:hyphenate="false"/>
    </style:style>
    <style:style style:name="空白-outline4" style:family="presentation" style:parent-style-name="空白-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微软雅黑" style:font-family-asian="微软雅黑" style:font-size-asian="14pt" style:font-style-asian="normal" style:font-weight-asian="normal" style:font-size-complex="14pt" style:font-style-complex="normal" style:font-weight-complex="normal" fo:hyphenate="false"/>
    </style:style>
    <style:style style:name="空白-outline5" style:family="presentation" style:parent-style-name="空白-outline4">
      <style:paragraph-properties fo:margin-top="0.1cm" fo:margin-bottom="0cm"/>
      <style:text-properties fo:font-size="20pt" style:font-size-asian="20pt" style:font-size-complex="20pt"/>
    </style:style>
    <style:style style:name="空白-outline6" style:family="presentation" style:parent-style-name="空白-outline5">
      <style:paragraph-properties fo:margin-top="0.1cm" fo:margin-bottom="0cm"/>
      <style:text-properties fo:font-size="20pt" style:font-size-asian="20pt" style:font-size-complex="20pt"/>
    </style:style>
    <style:style style:name="空白-outline7" style:family="presentation" style:parent-style-name="空白-outline6">
      <style:paragraph-properties fo:margin-top="0.1cm" fo:margin-bottom="0cm"/>
      <style:text-properties fo:font-size="20pt" style:font-size-asian="20pt" style:font-size-complex="20pt"/>
    </style:style>
    <style:style style:name="空白-outline8" style:family="presentation" style:parent-style-name="空白-outline7">
      <style:paragraph-properties fo:margin-top="0.1cm" fo:margin-bottom="0cm"/>
      <style:text-properties fo:font-size="20pt" style:font-size-asian="20pt" style:font-size-complex="20pt"/>
    </style:style>
    <style:style style:name="空白-outline9" style:family="presentation" style:parent-style-name="空白-outline8">
      <style:paragraph-properties fo:margin-top="0.1cm" fo:margin-bottom="0cm"/>
      <style:text-properties fo:font-size="20pt" style:font-size-asian="20pt" style:font-size-complex="20pt"/>
    </style:style>
    <style:style style:name="空白-subtitle" style:family="presentation">
      <style:graphic-properties draw:stroke="none" draw:fill="none" draw:textarea-vertical-align="middle">
        <text:list-style style:name="空白-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华文黑体" style:font-family-asian="华文黑体"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空白-title" style:family="presentation">
      <style:graphic-properties draw:stroke="none" draw:fill="none" draw:textarea-vertical-align="middle">
        <text:list-style style:name="空白-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zh" fo:country="CN" fo:font-style="normal" fo:text-shadow="none" style:text-underline-style="none" fo:font-weight="normal" style:letter-kerning="true" fo:background-color="transparent" style:font-name-asian="微软雅黑" style:font-family-asian="微软雅黑"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仅标题-background" style:family="presentation">
      <style:graphic-properties draw:stroke="none" draw:fill="solid" draw:fill-color="#ffffff"/>
      <style:text-properties style:letter-kerning="true"/>
    </style:style>
    <style:style style:name="仅标题-backgroundobjects" style:family="presentation">
      <style:graphic-properties draw:textarea-horizontal-align="justify" draw:shadow="hidden" draw:shadow-offset-x="0.2cm" draw:shadow-offset-y="0.2cm" draw:shadow-color="#808080"/>
      <style:text-properties style:letter-kerning="true"/>
    </style:style>
    <style:style style:name="仅标题-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华文黑体" style:font-family-asian="华文黑体"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仅标题-outline1" style:family="presentation">
      <style:graphic-properties draw:stroke="none" draw:fill="none" draw:auto-grow-height="false" draw:fit-to-size="shrink-to-fit" style:shrink-to-fit="true">
        <text:list-style style:name="仅标题-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zh" fo:country="CN" fo:font-style="normal" fo:text-shadow="none" style:text-underline-style="none" fo:font-weight="normal" style:letter-kerning="true" fo:background-color="transparent" style:font-name-asian="微软雅黑" style:font-family-asian="微软雅黑" style:font-size-asian="20pt" style:language-asian="zh" style:country-asian="CN" style:font-style-asian="normal" style:font-weight-asian="normal" style:font-name-complex="FreeSans" style:font-family-complex="FreeSans" style:font-family-generic-complex="system" style:font-pitch-complex="variable" style:font-size-complex="20pt" style:language-complex="zh" style:country-complex="CN" style:font-style-complex="normal" style:font-weight-complex="normal" style:text-emphasize="none" style:font-relief="none" style:text-overline-style="none" style:text-overline-color="font-color" fo:hyphenate="false"/>
    </style:style>
    <style:style style:name="仅标题-outline2" style:family="presentation" style:parent-style-name="仅标题-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微软雅黑" style:font-family-asian="微软雅黑" style:font-size-asian="16pt" style:font-style-asian="normal" style:font-weight-asian="normal" style:font-size-complex="16pt" style:font-style-complex="normal" style:font-weight-complex="normal" fo:hyphenate="false"/>
    </style:style>
    <style:style style:name="仅标题-outline3" style:family="presentation" style:parent-style-name="仅标题-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微软雅黑" style:font-family-asian="微软雅黑" style:font-size-asian="14pt" style:font-style-asian="normal" style:font-weight-asian="normal" style:font-size-complex="14pt" style:font-style-complex="normal" style:font-weight-complex="normal" fo:hyphenate="false"/>
    </style:style>
    <style:style style:name="仅标题-outline4" style:family="presentation" style:parent-style-name="仅标题-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微软雅黑" style:font-family-asian="微软雅黑" style:font-size-asian="14pt" style:font-style-asian="normal" style:font-weight-asian="normal" style:font-size-complex="14pt" style:font-style-complex="normal" style:font-weight-complex="normal" fo:hyphenate="false"/>
    </style:style>
    <style:style style:name="仅标题-outline5" style:family="presentation" style:parent-style-name="仅标题-outline4">
      <style:paragraph-properties fo:margin-top="0.1cm" fo:margin-bottom="0cm"/>
      <style:text-properties fo:font-size="20pt" style:font-size-asian="20pt" style:font-size-complex="20pt"/>
    </style:style>
    <style:style style:name="仅标题-outline6" style:family="presentation" style:parent-style-name="仅标题-outline5">
      <style:paragraph-properties fo:margin-top="0.1cm" fo:margin-bottom="0cm"/>
      <style:text-properties fo:font-size="20pt" style:font-size-asian="20pt" style:font-size-complex="20pt"/>
    </style:style>
    <style:style style:name="仅标题-outline7" style:family="presentation" style:parent-style-name="仅标题-outline6">
      <style:paragraph-properties fo:margin-top="0.1cm" fo:margin-bottom="0cm"/>
      <style:text-properties fo:font-size="20pt" style:font-size-asian="20pt" style:font-size-complex="20pt"/>
    </style:style>
    <style:style style:name="仅标题-outline8" style:family="presentation" style:parent-style-name="仅标题-outline7">
      <style:paragraph-properties fo:margin-top="0.1cm" fo:margin-bottom="0cm"/>
      <style:text-properties fo:font-size="20pt" style:font-size-asian="20pt" style:font-size-complex="20pt"/>
    </style:style>
    <style:style style:name="仅标题-outline9" style:family="presentation" style:parent-style-name="仅标题-outline8">
      <style:paragraph-properties fo:margin-top="0.1cm" fo:margin-bottom="0cm"/>
      <style:text-properties fo:font-size="20pt" style:font-size-asian="20pt" style:font-size-complex="20pt"/>
    </style:style>
    <style:style style:name="仅标题-subtitle" style:family="presentation">
      <style:graphic-properties draw:stroke="none" draw:fill="none" draw:textarea-vertical-align="middle">
        <text:list-style style:name="仅标题-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华文黑体" style:font-family-asian="华文黑体"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仅标题-title" style:family="presentation">
      <style:graphic-properties draw:stroke="none" draw:fill="none" draw:textarea-vertical-align="middle">
        <text:list-style style:name="仅标题-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zh" fo:country="CN" fo:font-style="normal" fo:text-shadow="none" style:text-underline-style="none" fo:font-weight="normal" style:letter-kerning="true" fo:background-color="transparent" style:font-name-asian="微软雅黑" style:font-family-asian="微软雅黑"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stroke-linejoin="miter" draw:fill="solid" draw:fill-color="#a78343" draw:textarea-vertical-align="middle" draw:auto-grow-height="false" draw:fit-to-size="false" style:shrink-to-fit="false" fo:min-height="0cm" fo:min-width="0cm" fo:padding-top="0.125cm" fo:padding-bottom="0.125cm" fo:padding-left="0.25cm" fo:padding-right="0.25cm" fo:wrap-option="wrap"/>
    </style:style>
    <style:style style:name="Mgr4" style:family="graphic" style:parent-style-name="无填充且无边框的对象">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272cm, 4.967cm)" draw:image-opacity="100%" style:mirror="none"/>
    </style:style>
    <style:style style:name="Mgr5" style:family="graphic" style:parent-style-name="standard">
      <style:graphic-properties draw:stroke="solid" svg:stroke-width="0.018cm" svg:stroke-color="#808080" draw:stroke-linejoin="miter" draw:fill="none" draw:textarea-horizontal-align="center" draw:textarea-vertical-align="top" draw:auto-grow-height="false" fo:padding-top="0.125cm" fo:padding-bottom="0.125cm" fo:padding-left="0.25cm" fo:padding-right="0.25cm" fo:wrap-option="wrap"/>
    </style:style>
    <style:style style:name="Mpr1" style:family="presentation" style:parent-style-name="标题幻灯片-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2" style:family="presentation" style:parent-style-name="标题幻灯片-outline1">
      <style:graphic-properties draw:stroke="none" svg:stroke-width="0cm" draw:fill="none" draw:textarea-vertical-align="middle" draw:auto-grow-height="false" draw:fit-to-size="shrink-to-fit" style:shrink-to-fit="true" fo:min-height="11.049cm" fo:padding-top="0.127cm" fo:padding-bottom="0.127cm" fo:padding-left="0.254cm" fo:padding-right="0.254cm" fo:wrap-option="wrap"/>
    </style:style>
    <style:style style:name="Mpr3" style:family="presentation" style:parent-style-name="标题幻灯片-backgroundobjects">
      <style:graphic-properties draw:stroke="none" draw:fill="none" draw:fill-color="#ffffff" draw:auto-grow-height="false" fo:min-height="1.397cm"/>
    </style:style>
    <style:style style:name="Mpr4" style:family="presentation" style:parent-style-name="标题幻灯片-backgroundobjects">
      <style:graphic-properties draw:stroke="none" draw:fill="none" draw:fill-color="#ffffff" draw:textarea-vertical-align="bottom" draw:auto-grow-height="false" fo:min-height="1.397cm"/>
    </style:style>
    <style:style style:name="Mpr5" style:family="presentation" style:parent-style-name="空白-backgroundobjects">
      <style:graphic-properties draw:stroke="none" draw:fill="none" draw:fill-color="#ffffff" draw:auto-grow-height="false" fo:min-height="1.397cm"/>
    </style:style>
    <style:style style:name="Mpr6" style:family="presentation" style:parent-style-name="空白-backgroundobjects">
      <style:graphic-properties draw:stroke="none" draw:fill="none" draw:fill-color="#ffffff" draw:textarea-vertical-align="bottom" draw:auto-grow-height="false" fo:min-height="1.397cm"/>
    </style:style>
    <style:style style:name="Mpr7" style:family="presentation" style:parent-style-name="仅标题-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8" style:family="presentation" style:parent-style-name="仅标题-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仅标题-backgroundobjects">
      <style:graphic-properties draw:stroke="none" draw:fill="none" draw:fill-color="#ffffff" draw:auto-grow-height="false" fo:min-height="1.397cm"/>
    </style:style>
    <style:style style:name="Mpr10" style:family="presentation" style:parent-style-name="仅标题-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a78343"/>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top="0cm" fo:margin-bottom="0cm" fo:line-height="100%" fo:text-align="end"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28pt"/>
    </style:style>
    <style:style style:name="MP9"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MP10" style:family="paragraph">
      <loext:graphic-properties draw:fill="none"/>
      <style:paragraph-properties fo:text-align="start" style:font-independent-line-spacing="true"/>
      <style:text-properties fo:font-size="16pt"/>
    </style:style>
    <style:style style:name="MP11" style:family="paragraph">
      <style:paragraph-properties fo:margin-top="0cm" fo:margin-bottom="0cm" fo:line-height="90%" fo:text-align="start" style:punctuation-wrap="hanging" style:writing-mode="lr-tb"/>
      <style:text-properties fo:hyphenate="false"/>
    </style:style>
    <style:style style:name="MP12"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10pt" style:font-size-asian="14pt" style:font-size-complex="14pt"/>
    </style:style>
    <style:style style:name="MP14" style:family="paragraph">
      <style:paragraph-properties fo:margin-left="0cm" fo:margin-right="0cm" fo:margin-top="0cm" fo:margin-bottom="0cm" fo:line-height="100%" fo:text-align="start" fo:text-indent="0cm" style:punctuation-wrap="hanging" style:writing-mode="lr-tb"/>
      <style:text-properties fo:font-size="10pt" style:font-size-asian="14pt" style:font-size-complex="14pt" fo:hyphenate="false"/>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微软雅黑" style:font-size-asian="28pt" style:font-style-asian="normal" style:font-weight-asian="bold" style:font-size-complex="28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微软雅黑" style:font-size-asian="16pt" style:font-style-asian="normal" style:font-weight-asian="normal" style:font-size-complex="16pt" style:font-style-complex="normal" style:font-weight-complex="normal"/>
    </style:style>
    <style:style style:name="MT4" style:family="text">
      <style:text-properties fo:font-variant="normal" fo:text-transform="none" fo:color="#808080" style:text-line-through-style="none" style:text-line-through-type="none" style:text-position="0% 100%" style:font-name="Arial" fo:font-size="10pt" fo:letter-spacing="normal" fo:font-style="normal" style:text-underline-style="none" fo:font-weight="normal" style:font-name-asian="微软雅黑"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编号&gt;</text:page-number></text:span></text:p>
        </draw:text-box>
      </draw:frame>
    </style:handout-master>
    <style:master-page style:name="标题幻灯片" style:page-layout-name="PM1" draw:style-name="Mdp1">
      <draw:custom-shape draw:name="平行四边形 13" draw:style-name="Mgr3" draw:text-style-name="MP5" draw:layer="backgroundobjects" drawooo:display="printer" svg:width="30.139cm" svg:height="0.049cm" svg:x="1.857cm" svg:y="2.79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9" draw:style-name="Mgr4" draw:text-style-name="MP6" draw:layer="backgroundobjects" svg:width="19.049cm" svg:height="33.866cm" draw:transform="rotate (-1.5707963267949) translate (33.867cm 0cm)">
        <draw:image xlink:href="Pictures/100002010000040000000400762F1616F1E68210.png" xlink:type="simple" xlink:show="embed" xlink:actuate="onLoad">
          <text:p/>
        </draw:image>
      </draw:frame>
      <draw:frame draw:name="标题 1" presentation:style-name="Mpr1" draw:text-style-name="MP8" draw:layer="backgroundobjects" svg:width="14.081cm" svg:height="1.908cm" svg:x="17.919cm" svg:y="4.647cm" presentation:class="title" presentation:user-transformed="true">
        <draw:text-box>
          <text:p text:style-name="MP7"><text:span text:style-name="MT2">Click to edit Master title style</text:span></text:p>
        </draw:text-box>
      </draw:frame>
      <draw:frame draw:name="文本占位符 13" presentation:style-name="Mpr2" draw:text-style-name="MP10" draw:layer="backgroundobjects" svg:width="14.081cm" svg:height="1.031cm" svg:x="1.881cm" svg:y="15.002cm" presentation:class="outline" presentation:user-transformed="true">
        <draw:text-box>
          <text:list text:style-name="ML2">
            <text:list-item>
              <text:p text:style-name="MP9"><text:span text:style-name="MT3">Signature</text:span></text:p>
            </text:list-item>
          </text:list>
        </draw:text-box>
      </draw:frame>
      <draw:frame draw:name="文本占位符 13" presentation:style-name="Mpr2" draw:text-style-name="MP10" draw:layer="backgroundobjects" svg:width="14.081cm" svg:height="1.031cm" svg:x="1.881cm" svg:y="16.034cm" presentation:class="outline" presentation:user-transformed="true">
        <draw:text-box>
          <text:p text:style-name="MP9"><text:span text:style-name="MT3">Date</text:span></text:p>
        </draw:text-box>
      </draw:frame>
      <presentation:notes style:page-layout-name="PM0">
        <draw:page-thumbnail presentation:style-name="标题幻灯片-title" draw:layer="backgroundobjects" svg:width="18.624cm" svg:height="10.476cm" svg:x="1.482cm" svg:y="2.123cm" presentation:class="page"/>
        <draw:frame presentation:style-name="标题幻灯片-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编号&gt;</text:page-number></text:span></text:p>
          </draw:text-box>
        </draw:frame>
      </presentation:notes>
    </style:master-page>
    <style:master-page style:name="空白" style:page-layout-name="PM1" draw:style-name="Mdp1">
      <draw:custom-shape draw:name="平行四边形 13" draw:style-name="Mgr3" draw:text-style-name="MP5" draw:layer="backgroundobjects" drawooo:display="printer" svg:width="30.139cm" svg:height="0.049cm" svg:x="1.857cm" svg:y="2.79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空白-title" draw:layer="backgroundobjects" svg:width="30.479cm" svg:height="3.18cm" svg:x="1.693cm" svg:y="0.76cm" presentation:class="title" presentation:placeholder="true">
        <draw:text-box/>
      </draw:frame>
      <draw:frame presentation:style-name="空白-outline1" draw:layer="backgroundobjects" svg:width="30.479cm" svg:height="11.048cm" svg:x="1.693cm" svg:y="4.457cm" presentation:class="outline" presentation:placeholder="true">
        <draw:text-box/>
      </draw:frame>
      <presentation:notes style:page-layout-name="PM0">
        <draw:page-thumbnail presentation:style-name="空白-title" draw:layer="backgroundobjects" svg:width="18.624cm" svg:height="10.476cm" svg:x="1.482cm" svg:y="2.123cm" presentation:class="page"/>
        <draw:frame presentation:style-name="空白-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编号&gt;</text:page-number></text:span></text:p>
          </draw:text-box>
        </draw:frame>
      </presentation:notes>
    </style:master-page>
    <style:master-page style:name="仅标题" style:page-layout-name="PM1" draw:style-name="Mdp1">
      <draw:custom-shape draw:name="平行四边形 13" draw:style-name="Mgr3" draw:text-style-name="MP5" draw:layer="backgroundobjects" svg:width="30.139cm" svg:height="0.049cm" svg:x="1.857cm" svg:y="2.79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Mpr7" draw:text-style-name="MP8" draw:layer="backgroundobjects" svg:width="30.139cm" svg:height="2.856cm" svg:x="1.861cm" svg:y="0cm" presentation:class="title" presentation:user-transformed="true">
        <draw:text-box>
          <text:p text:style-name="MP11"><text:span text:style-name="MT2">Click to edit Master title style</text:span></text:p>
        </draw:text-box>
      </draw:frame>
      <draw:line draw:name="直接连接符 8" draw:style-name="Mgr5" draw:text-style-name="MP6" draw:layer="backgroundobjects" svg:x1="1.86cm" svg:y1="17.334cm" svg:x2="32.001cm" svg:y2="17.335cm">
        <text:p/>
      </draw:line>
      <draw:frame draw:name="日期占位符 5" presentation:style-name="Mpr8" draw:text-style-name="MP13" draw:layer="backgroundobjects" svg:width="3.856cm" svg:height="0.572cm" svg:x="15.005cm" svg:y="17.33cm" presentation:class="date-time" presentation:user-transformed="true">
        <draw:text-box>
          <text:p text:style-name="MP12"><text:span text:style-name="MT4"><text:date style:data-style-name="D4" text:date-value="2019-01-12">01/12/2019</text:date></text:span></text:p>
        </draw:text-box>
      </draw:frame>
      <draw:frame draw:name="页脚占位符 6" presentation:style-name="Mpr8" draw:text-style-name="MP13" draw:layer="backgroundobjects" svg:width="11.5cm" svg:height="0.572cm" svg:x="1.861cm" svg:y="17.33cm" presentation:class="footer" presentation:user-transformed="true">
        <draw:text-box>
          <text:p text:style-name="MP14"><text:span text:style-name="MT4">www.islide.cc</text:span></text:p>
        </draw:text-box>
      </draw:frame>
      <draw:frame draw:name="灯片编号占位符 7" presentation:style-name="Mpr8" draw:text-style-name="MP13" draw:layer="backgroundobjects" svg:width="8.082cm" svg:height="0.572cm" svg:x="23.918cm" svg:y="17.33cm" presentation:class="page-number" presentation:user-transformed="true">
        <draw:text-box>
          <text:p text:style-name="MP15"><text:span text:style-name="MT4"><text:page-number>&lt;编号&gt;</text:page-number></text:span></text:p>
        </draw:text-box>
      </draw:frame>
      <draw:frame presentation:style-name="仅标题-outline1" draw:layer="backgroundobjects" svg:width="30.479cm" svg:height="11.048cm" svg:x="1.693cm" svg:y="4.457cm" presentation:class="outline" presentation:placeholder="true">
        <draw:text-box/>
      </draw:frame>
      <presentation:notes style:page-layout-name="PM0">
        <draw:page-thumbnail presentation:style-name="仅标题-title" draw:layer="backgroundobjects" svg:width="18.624cm" svg:height="10.476cm" svg:x="1.482cm" svg:y="2.123cm" presentation:class="page"/>
        <draw:frame presentation:style-name="仅标题-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演示文稿</dc:title>
    <meta:initial-creator>iSlide</meta:initial-creator>
    <meta:editing-cycles>24</meta:editing-cycles>
    <meta:print-date>2017-10-26T16:00:00</meta:print-date>
    <meta:creation-date>2017-10-26T16:00:00</meta:creation-date>
    <dc:date>2019-01-12T12:03:01.717322210</dc:date>
    <meta:editing-duration>PT1H43M23S</meta:editing-duration>
    <meta:generator>LibreOffice/6.0.5.2$Linux_X86_64 LibreOffice_project/00m0$Build-2</meta:generator>
    <meta:document-statistic meta:object-count="128"/>
    <meta:user-defined meta:name="AppVersion">15.0000</meta:user-defined>
    <meta:user-defined meta:name="Company">iSlide</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MSIP_Label_f42aa342-8706-4288-bd11-ebb85995028c_Application" meta:value-type="string">Microsoft Azure Information Protection</meta:user-defined>
    <meta:user-defined meta:name="MSIP_Label_f42aa342-8706-4288-bd11-ebb85995028c_Enabled" meta:value-type="string">True</meta:user-defined>
    <meta:user-defined meta:name="MSIP_Label_f42aa342-8706-4288-bd11-ebb85995028c_Extended_MSFT_Method" meta:value-type="string">Automatic</meta:user-defined>
    <meta:user-defined meta:name="MSIP_Label_f42aa342-8706-4288-bd11-ebb85995028c_Name" meta:value-type="string">General</meta:user-defined>
    <meta:user-defined meta:name="MSIP_Label_f42aa342-8706-4288-bd11-ebb85995028c_Owner" meta:value-type="string">t-shyu@microsoft.com</meta:user-defined>
    <meta:user-defined meta:name="MSIP_Label_f42aa342-8706-4288-bd11-ebb85995028c_SetDate" meta:value-type="string">2018-08-21T07:29:27.1923125Z</meta:user-defined>
    <meta:user-defined meta:name="MSIP_Label_f42aa342-8706-4288-bd11-ebb85995028c_SiteId" meta:value-type="string">72f988bf-86f1-41af-91ab-2d7cd011db47</meta:user-defined>
    <meta:user-defined meta:name="Manager" meta:value-type="string">iSlide</meta:user-defined>
    <meta:user-defined meta:name="Notes" meta:value-type="float">0</meta:user-defined>
    <meta:user-defined meta:name="PresentationFormat" meta:value-type="string">宽屏</meta:user-defined>
    <meta:user-defined meta:name="ScaleCrop" meta:value-type="boolean">false</meta:user-defined>
    <meta:user-defined meta:name="Sensitivity" meta:value-type="string">General</meta:user-defined>
    <meta:user-defined meta:name="ShareDoc" meta:value-type="boolean">false</meta:user-defined>
    <meta:user-defined meta:name="Slides" meta:value-type="float">7</meta:user-defined>
    <meta:user-defined meta:name="category" meta:value-type="string">work report</meta:user-defined>
    <meta:user-defined meta:name="iSlide.Theme" meta:value-type="string">a173570b-f82c-4049-95f2-66cf58a73903</meta:user-defined>
    <meta:template xlink:type="simple" xlink:actuate="onRequest" xlink:title="iSlide" xlink:href=""/>
  </office:meta>
</office:document-meta>
</file>